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0.63mm" svg:height="150.61mm" svg:x="740.94mm" svg:y="13.54mm">
            <draw:object draw:notify-on-update-of-ranges="Sheet1.A2:Sheet1.A22 Sheet1.L2:Sheet1.L22 Sheet1.L25:Sheet1.L45 Sheet1.M2:Sheet1.M22 Sheet1.M25:Sheet1.M45 Sheet1.N2:Sheet1.N22 Sheet1.N25:Sheet1.N45 Sheet1.AF2:Sheet1.AF22 Sheet1.AF25:Sheet1.AF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7.6mm" svg:height="144.21mm" svg:x="957.37mm" svg:y="13.3mm">
            <draw:object draw:notify-on-update-of-ranges="Sheet1.A2:Sheet1.A22 Sheet1.L2:Sheet1.L22 Sheet1.M2:Sheet1.M22 Sheet1.N2:Sheet1.N22 Sheet1.AF2:Sheet1.AF22 Sheet1.AF25:Sheet1.AF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utilization_level</text:p>
          </table:table-cell>
          <table:table-cell office:value-type="string" calcext:value-type="string">
            <text:p>results_count</text:p>
          </table:table-cell>
          <table:table-cell office:value-type="string" calcext:value-type="string">
            <text:p>ilp_schedulable_count</text:p>
          </table:table-cell>
          <table:table-cell office:value-type="string" calcext:value-type="string">
            <text:p>wf_schedulable_count</text:p>
          </table:table-cell>
          <table:table-cell office:value-type="string" calcext:value-type="string">
            <text:p>ffbb_schedulable_count</text:p>
          </table:table-cell>
          <table:table-cell office:value-type="string" calcext:value-type="string">
            <text:p>ilp_not_schedulable_count</text:p>
          </table:table-cell>
          <table:table-cell office:value-type="string" calcext:value-type="string">
            <text:p>wf_not_schedulable_count</text:p>
          </table:table-cell>
          <table:table-cell office:value-type="string" calcext:value-type="string">
            <text:p>ffbb_not_schedulable_count</text:p>
          </table:table-cell>
          <table:table-cell office:value-type="string" calcext:value-type="string">
            <text:p>ilp_timeout_count</text:p>
          </table:table-cell>
          <table:table-cell office:value-type="string" calcext:value-type="string">
            <text:p>wf_timeout_count</text:p>
          </table:table-cell>
          <table:table-cell office:value-type="string" calcext:value-type="string">
            <text:p>ffbb_timeout_count</text:p>
          </table:table-cell>
          <table:table-cell office:value-type="string" calcext:value-type="string">
            <text:p>ilp_percent_schedulable</text:p>
          </table:table-cell>
          <table:table-cell office:value-type="string" calcext:value-type="string">
            <text:p>wf_percent_schedulable</text:p>
          </table:table-cell>
          <table:table-cell office:value-type="string" calcext:value-type="string">
            <text:p>ffbb_percent_schedulable</text:p>
          </table:table-cell>
          <table:table-cell office:value-type="string" calcext:value-type="string">
            <text:p>ilp_percent_not_schedulable</text:p>
          </table:table-cell>
          <table:table-cell office:value-type="string" calcext:value-type="string">
            <text:p>wf_percent_not_schedulable</text:p>
          </table:table-cell>
          <table:table-cell office:value-type="string" calcext:value-type="string">
            <text:p>ffbb_percent_not_schedulable</text:p>
          </table:table-cell>
          <table:table-cell office:value-type="string" calcext:value-type="string">
            <text:p>ilp_percent_timeout</text:p>
          </table:table-cell>
          <table:table-cell office:value-type="string" calcext:value-type="string">
            <text:p>wf_percent_timeout</text:p>
          </table:table-cell>
          <table:table-cell office:value-type="string" calcext:value-type="string">
            <text:p>ffbb_percent_timeout</text:p>
          </table:table-cell>
          <table:table-cell office:value-type="string" calcext:value-type="string">
            <text:p>ilp_total_time_seconds</text:p>
          </table:table-cell>
          <table:table-cell office:value-type="string" calcext:value-type="string">
            <text:p>wf_total_time_seconds</text:p>
          </table:table-cell>
          <table:table-cell office:value-type="string" calcext:value-type="string">
            <text:p>ffbb_total_time_seconds</text:p>
          </table:table-cell>
          <table:table-cell office:value-type="string" calcext:value-type="string">
            <text:p>ilp_average_time_seconds</text:p>
          </table:table-cell>
          <table:table-cell office:value-type="string" calcext:value-type="string">
            <text:p>wf_average_time_seconds</text:p>
          </table:table-cell>
          <table:table-cell office:value-type="string" calcext:value-type="string">
            <text:p>ffbb_average_time_seconds</text:p>
          </table:table-cell>
          <table:table-cell office:value-type="string" calcext:value-type="string">
            <text:p>number_of_cores</text:p>
          </table:table-cell>
          <table:table-cell office:value-type="string" calcext:value-type="string">
            <text:p>tasks_per_task_set</text:p>
          </table:table-cell>
          <table:table-cell office:value-type="string" calcext:value-type="string">
            <text:p>number_of_criticality_levels</text:p>
          </table:table-cell>
          <table:table-cell office:value-type="string" calcext:value-type="string">
            <text:p>period_se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  <table:table-cell table:number-columns-repeated="3" office:value-type="float" office:value="100" calcext:value-type="float">
            <text:p>100</text:p>
          </table:table-cell>
          <table:table-cell table:number-columns-repeated="17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85" calcext:value-type="float">
            <text:p>99.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.9312866940099" calcext:value-type="float">
            <text:p>37.9312866940099</text:p>
          </table:table-cell>
          <table:table-cell office:value-type="float" office:value="1.727406" calcext:value-type="float">
            <text:p>1.727406</text:p>
          </table:table-cell>
          <table:table-cell office:value-type="float" office:value="6.256123" calcext:value-type="float">
            <text:p>6.256123</text:p>
          </table:table-cell>
          <table:table-cell office:value-type="float" office:value="0.0379312866940099" calcext:value-type="float">
            <text:p>0.03793128669401</text:p>
          </table:table-cell>
          <table:table-cell office:value-type="float" office:value="0.001727406" calcext:value-type="float">
            <text:p>0.001727406</text:p>
          </table:table-cell>
          <table:table-cell office:value-type="float" office:value="0.006256123" calcext:value-type="float">
            <text:p>0.00625612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96" calcext:value-type="float">
            <text:p>99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9.6" calcext:value-type="float">
            <text:p>99.6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6005432340025" calcext:value-type="float">
            <text:p>42.6005432340025</text:p>
          </table:table-cell>
          <table:table-cell office:value-type="float" office:value="1.625607" calcext:value-type="float">
            <text:p>1.625607</text:p>
          </table:table-cell>
          <table:table-cell office:value-type="float" office:value="11.802235" calcext:value-type="float">
            <text:p>11.802235</text:p>
          </table:table-cell>
          <table:table-cell office:value-type="float" office:value="0.0426005432340025" calcext:value-type="float">
            <text:p>0.042600543234003</text:p>
          </table:table-cell>
          <table:table-cell office:value-type="float" office:value="0.001625607" calcext:value-type="float">
            <text:p>0.001625607</text:p>
          </table:table-cell>
          <table:table-cell office:value-type="float" office:value="0.011802235" calcext:value-type="float">
            <text:p>0.01180223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94" calcext:value-type="float">
            <text:p>994</text:p>
          </table:table-cell>
          <table:table-cell office:value-type="float" office:value="989" calcext:value-type="float">
            <text:p>9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9.4" calcext:value-type="float">
            <text:p>99.4</text:p>
          </table:table-cell>
          <table:table-cell office:value-type="float" office:value="98.9" calcext:value-type="float">
            <text:p>98.9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5659972419862" calcext:value-type="float">
            <text:p>49.5659972419862</text:p>
          </table:table-cell>
          <table:table-cell office:value-type="float" office:value="1.62645" calcext:value-type="float">
            <text:p>1.62645</text:p>
          </table:table-cell>
          <table:table-cell office:value-type="float" office:value="17.868195" calcext:value-type="float">
            <text:p>17.868195</text:p>
          </table:table-cell>
          <table:table-cell office:value-type="float" office:value="0.0495659972419862" calcext:value-type="float">
            <text:p>0.049565997241986</text:p>
          </table:table-cell>
          <table:table-cell office:value-type="float" office:value="0.00162645" calcext:value-type="float">
            <text:p>0.00162645</text:p>
          </table:table-cell>
          <table:table-cell office:value-type="float" office:value="0.017868195" calcext:value-type="float">
            <text:p>0.01786819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99.94" calcext:value-type="float">
            <text:p>99.9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00" calcext:value-type="float">
            <text:p>1000</text:p>
          </table:table-cell>
          <table:table-cell office:value-type="float" office:value="954" calcext:value-type="float">
            <text:p>954</text:p>
          </table:table-cell>
          <table:table-cell office:value-type="float" office:value="951" calcext:value-type="float">
            <text:p>951</text:p>
          </table:table-cell>
          <table:table-cell office:value-type="float" office:value="914" calcext:value-type="float">
            <text:p>91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95.1" calcext:value-type="float">
            <text:p>95.1</text:p>
          </table:table-cell>
          <table:table-cell office:value-type="float" office:value="91.4" calcext:value-type="float">
            <text:p>91.4</text:p>
          </table:table-cell>
          <table:table-cell office:value-type="float" office:value="4.6" calcext:value-type="float">
            <text:p>4.6</text:p>
          </table:table-cell>
          <table:table-cell office:value-type="float" office:value="4.9" calcext:value-type="float">
            <text:p>4.9</text:p>
          </table:table-cell>
          <table:table-cell office:value-type="float" office:value="8.6" calcext:value-type="float">
            <text:p>8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3668002270233" calcext:value-type="float">
            <text:p>52.3668002270233</text:p>
          </table:table-cell>
          <table:table-cell office:value-type="float" office:value="1.641275" calcext:value-type="float">
            <text:p>1.641275</text:p>
          </table:table-cell>
          <table:table-cell office:value-type="float" office:value="22.387033" calcext:value-type="float">
            <text:p>22.387033</text:p>
          </table:table-cell>
          <table:table-cell office:value-type="float" office:value="0.0523668002270233" calcext:value-type="float">
            <text:p>0.052366800227023</text:p>
          </table:table-cell>
          <table:table-cell office:value-type="float" office:value="0.001641275" calcext:value-type="float">
            <text:p>0.001641275</text:p>
          </table:table-cell>
          <table:table-cell office:value-type="float" office:value="0.022387033" calcext:value-type="float">
            <text:p>0.02238703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99.92" calcext:value-type="float">
            <text:p>99.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885" calcext:value-type="float">
            <text:p>885</text:p>
          </table:table-cell>
          <table:table-cell office:value-type="float" office:value="876" calcext:value-type="float">
            <text:p>876</text:p>
          </table:table-cell>
          <table:table-cell office:value-type="float" office:value="771" calcext:value-type="float">
            <text:p>771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5" calcext:value-type="float">
            <text:p>88.5</text:p>
          </table:table-cell>
          <table:table-cell office:value-type="float" office:value="87.6" calcext:value-type="float">
            <text:p>87.6</text:p>
          </table:table-cell>
          <table:table-cell office:value-type="float" office:value="77.1" calcext:value-type="float">
            <text:p>77.1</text:p>
          </table:table-cell>
          <table:table-cell office:value-type="float" office:value="11.5" calcext:value-type="float">
            <text:p>11.5</text:p>
          </table:table-cell>
          <table:table-cell office:value-type="float" office:value="12.4" calcext:value-type="float">
            <text:p>12.4</text:p>
          </table:table-cell>
          <table:table-cell office:value-type="float" office:value="22.9" calcext:value-type="float">
            <text:p>2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8590911510064" calcext:value-type="float">
            <text:p>48.8590911510064</text:p>
          </table:table-cell>
          <table:table-cell office:value-type="float" office:value="1.626292" calcext:value-type="float">
            <text:p>1.626292</text:p>
          </table:table-cell>
          <table:table-cell office:value-type="float" office:value="24.056715" calcext:value-type="float">
            <text:p>24.056715</text:p>
          </table:table-cell>
          <table:table-cell office:value-type="float" office:value="0.0488590911510064" calcext:value-type="float">
            <text:p>0.048859091151006</text:p>
          </table:table-cell>
          <table:table-cell office:value-type="float" office:value="0.001626292" calcext:value-type="float">
            <text:p>0.001626292</text:p>
          </table:table-cell>
          <table:table-cell office:value-type="float" office:value="0.024056715" calcext:value-type="float">
            <text:p>0.0240567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000" calcext:value-type="float">
            <text:p>1000</text:p>
          </table:table-cell>
          <table:table-cell office:value-type="float" office:value="821" calcext:value-type="float">
            <text:p>821</text:p>
          </table:table-cell>
          <table:table-cell office:value-type="float" office:value="795" calcext:value-type="float">
            <text:p>795</text:p>
          </table:table-cell>
          <table:table-cell office:value-type="float" office:value="639" calcext:value-type="float">
            <text:p>639</text:p>
          </table:table-cell>
          <table:table-cell office:value-type="float" office:value="179" calcext:value-type="float">
            <text:p>179</text:p>
          </table:table-cell>
          <table:table-cell office:value-type="float" office:value="205" calcext:value-type="float">
            <text:p>205</text:p>
          </table:table-cell>
          <table:table-cell office:value-type="float" office:value="361" calcext:value-type="float">
            <text:p>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1" calcext:value-type="float">
            <text:p>82.1</text:p>
          </table:table-cell>
          <table:table-cell office:value-type="float" office:value="79.5" calcext:value-type="float">
            <text:p>79.5</text:p>
          </table:table-cell>
          <table:table-cell office:value-type="float" office:value="63.9" calcext:value-type="float">
            <text:p>63.9</text:p>
          </table:table-cell>
          <table:table-cell office:value-type="float" office:value="17.9" calcext:value-type="float">
            <text:p>17.9</text:p>
          </table:table-cell>
          <table:table-cell office:value-type="float" office:value="20.5" calcext:value-type="float">
            <text:p>20.5</text:p>
          </table:table-cell>
          <table:table-cell office:value-type="float" office:value="36.1" calcext:value-type="float">
            <text:p>3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0318942179874" calcext:value-type="float">
            <text:p>48.0318942179874</text:p>
          </table:table-cell>
          <table:table-cell office:value-type="float" office:value="1.648537" calcext:value-type="float">
            <text:p>1.648537</text:p>
          </table:table-cell>
          <table:table-cell office:value-type="float" office:value="26.27243" calcext:value-type="float">
            <text:p>26.27243</text:p>
          </table:table-cell>
          <table:table-cell office:value-type="float" office:value="0.0480318942179874" calcext:value-type="float">
            <text:p>0.048031894217987</text:p>
          </table:table-cell>
          <table:table-cell office:value-type="float" office:value="0.001648537" calcext:value-type="float">
            <text:p>0.001648537</text:p>
          </table:table-cell>
          <table:table-cell office:value-type="float" office:value="0.02627243" calcext:value-type="float">
            <text:p>0.0262724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000" calcext:value-type="float">
            <text:p>1000</text:p>
          </table:table-cell>
          <table:table-cell office:value-type="float" office:value="724" calcext:value-type="float">
            <text:p>724</text:p>
          </table:table-cell>
          <table:table-cell office:value-type="float" office:value="631" calcext:value-type="float">
            <text:p>631</text:p>
          </table:table-cell>
          <table:table-cell office:value-type="float" office:value="446" calcext:value-type="float">
            <text:p>446</text:p>
          </table:table-cell>
          <table:table-cell office:value-type="float" office:value="276" calcext:value-type="float">
            <text:p>276</text:p>
          </table:table-cell>
          <table:table-cell office:value-type="float" office:value="369" calcext:value-type="float">
            <text:p>369</text:p>
          </table:table-cell>
          <table:table-cell office:value-type="float" office:value="554" calcext:value-type="float">
            <text:p>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4" calcext:value-type="float">
            <text:p>72.4</text:p>
          </table:table-cell>
          <table:table-cell office:value-type="float" office:value="63.1" calcext:value-type="float">
            <text:p>63.1</text:p>
          </table:table-cell>
          <table:table-cell office:value-type="float" office:value="44.6" calcext:value-type="float">
            <text:p>44.6</text:p>
          </table:table-cell>
          <table:table-cell office:value-type="float" office:value="27.6" calcext:value-type="float">
            <text:p>27.6</text:p>
          </table:table-cell>
          <table:table-cell office:value-type="float" office:value="36.9" calcext:value-type="float">
            <text:p>36.9</text:p>
          </table:table-cell>
          <table:table-cell office:value-type="float" office:value="55.4" calcext:value-type="float">
            <text:p>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3367044979968" calcext:value-type="float">
            <text:p>48.3367044979968</text:p>
          </table:table-cell>
          <table:table-cell office:value-type="float" office:value="1.634052" calcext:value-type="float">
            <text:p>1.634052</text:p>
          </table:table-cell>
          <table:table-cell office:value-type="float" office:value="26.416218" calcext:value-type="float">
            <text:p>26.416218</text:p>
          </table:table-cell>
          <table:table-cell office:value-type="float" office:value="0.0483367044979968" calcext:value-type="float">
            <text:p>0.048336704497997</text:p>
          </table:table-cell>
          <table:table-cell office:value-type="float" office:value="0.001634052" calcext:value-type="float">
            <text:p>0.001634052</text:p>
          </table:table-cell>
          <table:table-cell office:value-type="float" office:value="0.026416218" calcext:value-type="float">
            <text:p>0.02641621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000" calcext:value-type="float">
            <text:p>1000</text:p>
          </table:table-cell>
          <table:table-cell office:value-type="float" office:value="598" calcext:value-type="float">
            <text:p>598</text:p>
          </table:table-cell>
          <table:table-cell office:value-type="float" office:value="450" calcext:value-type="float">
            <text:p>450</text:p>
          </table:table-cell>
          <table:table-cell office:value-type="float" office:value="291" calcext:value-type="float">
            <text:p>291</text:p>
          </table:table-cell>
          <table:table-cell office:value-type="float" office:value="402" calcext:value-type="float">
            <text:p>402</text:p>
          </table:table-cell>
          <table:table-cell office:value-type="float" office:value="550" calcext:value-type="float">
            <text:p>550</text:p>
          </table:table-cell>
          <table:table-cell office:value-type="float" office:value="709" calcext:value-type="float">
            <text:p>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8" calcext:value-type="float">
            <text:p>59.8</text:p>
          </table:table-cell>
          <table:table-cell office:value-type="float" office:value="45" calcext:value-type="float">
            <text:p>45</text:p>
          </table:table-cell>
          <table:table-cell office:value-type="float" office:value="29.1" calcext:value-type="float">
            <text:p>29.1</text:p>
          </table:table-cell>
          <table:table-cell office:value-type="float" office:value="40.2" calcext:value-type="float">
            <text:p>40.2</text:p>
          </table:table-cell>
          <table:table-cell office:value-type="float" office:value="55" calcext:value-type="float">
            <text:p>55</text:p>
          </table:table-cell>
          <table:table-cell office:value-type="float" office:value="70.9" calcext:value-type="float">
            <text:p>7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1349867669778" calcext:value-type="float">
            <text:p>57.1349867669778</text:p>
          </table:table-cell>
          <table:table-cell office:value-type="float" office:value="1.617003" calcext:value-type="float">
            <text:p>1.617003</text:p>
          </table:table-cell>
          <table:table-cell office:value-type="float" office:value="26.196202" calcext:value-type="float">
            <text:p>26.196202</text:p>
          </table:table-cell>
          <table:table-cell office:value-type="float" office:value="0.0571349867669778" calcext:value-type="float">
            <text:p>0.057134986766978</text:p>
          </table:table-cell>
          <table:table-cell office:value-type="float" office:value="0.001617003" calcext:value-type="float">
            <text:p>0.001617003</text:p>
          </table:table-cell>
          <table:table-cell office:value-type="float" office:value="0.026196202" calcext:value-type="float">
            <text:p>0.02619620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00" calcext:value-type="float">
            <text:p>1000</text:p>
          </table:table-cell>
          <table:table-cell office:value-type="float" office:value="535" calcext:value-type="float">
            <text:p>535</text:p>
          </table:table-cell>
          <table:table-cell office:value-type="float" office:value="351" calcext:value-type="float">
            <text:p>351</text:p>
          </table:table-cell>
          <table:table-cell office:value-type="float" office:value="199" calcext:value-type="float">
            <text:p>199</text:p>
          </table:table-cell>
          <table:table-cell office:value-type="float" office:value="465" calcext:value-type="float">
            <text:p>465</text:p>
          </table:table-cell>
          <table:table-cell office:value-type="float" office:value="649" calcext:value-type="float">
            <text:p>649</text:p>
          </table:table-cell>
          <table:table-cell office:value-type="float" office:value="801" calcext:value-type="float">
            <text:p>8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35.1" calcext:value-type="float">
            <text:p>35.1</text:p>
          </table:table-cell>
          <table:table-cell office:value-type="float" office:value="19.9" calcext:value-type="float">
            <text:p>19.9</text:p>
          </table:table-cell>
          <table:table-cell office:value-type="float" office:value="46.5" calcext:value-type="float">
            <text:p>46.5</text:p>
          </table:table-cell>
          <table:table-cell office:value-type="float" office:value="64.9" calcext:value-type="float">
            <text:p>64.9</text:p>
          </table:table-cell>
          <table:table-cell office:value-type="float" office:value="80.1" calcext:value-type="float">
            <text:p>8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8581462460124" calcext:value-type="float">
            <text:p>77.8581462460124</text:p>
          </table:table-cell>
          <table:table-cell office:value-type="float" office:value="1.592574" calcext:value-type="float">
            <text:p>1.592574</text:p>
          </table:table-cell>
          <table:table-cell office:value-type="float" office:value="24.973553" calcext:value-type="float">
            <text:p>24.973553</text:p>
          </table:table-cell>
          <table:table-cell office:value-type="float" office:value="0.0778581462460125" calcext:value-type="float">
            <text:p>0.077858146246013</text:p>
          </table:table-cell>
          <table:table-cell office:value-type="float" office:value="0.001592574" calcext:value-type="float">
            <text:p>0.001592574</text:p>
          </table:table-cell>
          <table:table-cell office:value-type="float" office:value="0.024973553" calcext:value-type="float">
            <text:p>0.02497355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02" calcext:value-type="float">
            <text:p>402</text:p>
          </table:table-cell>
          <table:table-cell office:value-type="float" office:value="236" calcext:value-type="float">
            <text:p>236</text:p>
          </table:table-cell>
          <table:table-cell office:value-type="float" office:value="137" calcext:value-type="float">
            <text:p>137</text:p>
          </table:table-cell>
          <table:table-cell office:value-type="float" office:value="598" calcext:value-type="float">
            <text:p>598</text:p>
          </table:table-cell>
          <table:table-cell office:value-type="float" office:value="764" calcext:value-type="float">
            <text:p>764</text:p>
          </table:table-cell>
          <table:table-cell office:value-type="float" office:value="863" calcext:value-type="float">
            <text:p>8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2" calcext:value-type="float">
            <text:p>40.2</text:p>
          </table:table-cell>
          <table:table-cell office:value-type="float" office:value="23.6" calcext:value-type="float">
            <text:p>23.6</text:p>
          </table:table-cell>
          <table:table-cell office:value-type="float" office:value="13.7" calcext:value-type="float">
            <text:p>13.7</text:p>
          </table:table-cell>
          <table:table-cell office:value-type="float" office:value="59.8" calcext:value-type="float">
            <text:p>59.8</text:p>
          </table:table-cell>
          <table:table-cell office:value-type="float" office:value="76.4" calcext:value-type="float">
            <text:p>76.4</text:p>
          </table:table-cell>
          <table:table-cell office:value-type="float" office:value="86.3" calcext:value-type="float">
            <text:p>8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3810450900028" calcext:value-type="float">
            <text:p>95.3810450900028</text:p>
          </table:table-cell>
          <table:table-cell office:value-type="float" office:value="1.575711" calcext:value-type="float">
            <text:p>1.575711</text:p>
          </table:table-cell>
          <table:table-cell office:value-type="float" office:value="24.860286" calcext:value-type="float">
            <text:p>24.860286</text:p>
          </table:table-cell>
          <table:table-cell office:value-type="float" office:value="0.0953810450900028" calcext:value-type="float">
            <text:p>0.095381045090003</text:p>
          </table:table-cell>
          <table:table-cell office:value-type="float" office:value="0.001575711" calcext:value-type="float">
            <text:p>0.001575711</text:p>
          </table:table-cell>
          <table:table-cell office:value-type="float" office:value="0.024860286" calcext:value-type="float">
            <text:p>0.02486028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00" calcext:value-type="float">
            <text:p>1000</text:p>
          </table:table-cell>
          <table:table-cell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office:value-type="float" office:value="84" calcext:value-type="float">
            <text:p>84</text:p>
          </table:table-cell>
          <table:table-cell office:value-type="float" office:value="699" calcext:value-type="float">
            <text:p>699</text:p>
          </table:table-cell>
          <table:table-cell office:value-type="float" office:value="841" calcext:value-type="float">
            <text:p>841</text:p>
          </table:table-cell>
          <table:table-cell office:value-type="float" office:value="916" calcext:value-type="float">
            <text:p>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15.9" calcext:value-type="float">
            <text:p>15.9</text:p>
          </table:table-cell>
          <table:table-cell office:value-type="float" office:value="8.4" calcext:value-type="float">
            <text:p>8.4</text:p>
          </table:table-cell>
          <table:table-cell office:value-type="float" office:value="69.9" calcext:value-type="float">
            <text:p>69.9</text:p>
          </table:table-cell>
          <table:table-cell office:value-type="float" office:value="84.1" calcext:value-type="float">
            <text:p>84.1</text:p>
          </table:table-cell>
          <table:table-cell office:value-type="float" office:value="91.6" calcext:value-type="float">
            <text:p>9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.489304433007" calcext:value-type="float">
            <text:p>118.489304433007</text:p>
          </table:table-cell>
          <table:table-cell office:value-type="float" office:value="1.596459" calcext:value-type="float">
            <text:p>1.596459</text:p>
          </table:table-cell>
          <table:table-cell office:value-type="float" office:value="24.354122" calcext:value-type="float">
            <text:p>24.354122</text:p>
          </table:table-cell>
          <table:table-cell office:value-type="float" office:value="0.118489304433007" calcext:value-type="float">
            <text:p>0.118489304433007</text:p>
          </table:table-cell>
          <table:table-cell office:value-type="float" office:value="0.001596459" calcext:value-type="float">
            <text:p>0.001596459</text:p>
          </table:table-cell>
          <table:table-cell office:value-type="float" office:value="0.024354122" calcext:value-type="float">
            <text:p>0.02435412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000" calcext:value-type="float">
            <text:p>1000</text:p>
          </table:table-cell>
          <table:table-cell office:value-type="float" office:value="191" calcext:value-type="float">
            <text:p>191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809" calcext:value-type="float">
            <text:p>809</text:p>
          </table:table-cell>
          <table:table-cell office:value-type="float" office:value="915" calcext:value-type="float">
            <text:p>915</text:p>
          </table:table-cell>
          <table:table-cell office:value-type="float" office:value="973" calcext:value-type="float">
            <text:p>9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1" calcext:value-type="float">
            <text:p>19.1</text:p>
          </table:table-cell>
          <table:table-cell office:value-type="float" office:value="8.5" calcext:value-type="float">
            <text:p>8.5</text:p>
          </table:table-cell>
          <table:table-cell office:value-type="float" office:value="2.7" calcext:value-type="float">
            <text:p>2.7</text:p>
          </table:table-cell>
          <table:table-cell office:value-type="float" office:value="80.9" calcext:value-type="float">
            <text:p>80.9</text:p>
          </table:table-cell>
          <table:table-cell office:value-type="float" office:value="91.5" calcext:value-type="float">
            <text:p>91.5</text:p>
          </table:table-cell>
          <table:table-cell office:value-type="float" office:value="97.3" calcext:value-type="float">
            <text:p>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.198399252992" calcext:value-type="float">
            <text:p>153.198399252992</text:p>
          </table:table-cell>
          <table:table-cell office:value-type="float" office:value="1.637141" calcext:value-type="float">
            <text:p>1.637141</text:p>
          </table:table-cell>
          <table:table-cell office:value-type="float" office:value="23.962757" calcext:value-type="float">
            <text:p>23.962757</text:p>
          </table:table-cell>
          <table:table-cell office:value-type="float" office:value="0.153198399252992" calcext:value-type="float">
            <text:p>0.153198399252992</text:p>
          </table:table-cell>
          <table:table-cell office:value-type="float" office:value="0.001637141" calcext:value-type="float">
            <text:p>0.001637141</text:p>
          </table:table-cell>
          <table:table-cell office:value-type="float" office:value="0.023962757" calcext:value-type="float">
            <text:p>0.02396275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000" calcext:value-type="float">
            <text:p>1000</text:p>
          </table:table-cell>
          <table:table-cell office:value-type="float" office:value="127" calcext:value-type="float">
            <text:p>127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872" calcext:value-type="float">
            <text:p>872</text:p>
          </table:table-cell>
          <table:table-cell office:value-type="float" office:value="946" calcext:value-type="float">
            <text:p>946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5.4" calcext:value-type="float">
            <text:p>5.4</text:p>
          </table:table-cell>
          <table:table-cell office:value-type="float" office:value="1.1" calcext:value-type="float">
            <text:p>1.1</text:p>
          </table:table-cell>
          <table:table-cell office:value-type="float" office:value="87.2" calcext:value-type="float">
            <text:p>87.2</text:p>
          </table:table-cell>
          <table:table-cell office:value-type="float" office:value="94.6" calcext:value-type="float">
            <text:p>94.6</text:p>
          </table:table-cell>
          <table:table-cell office:value-type="float" office:value="98.9" calcext:value-type="float">
            <text:p>98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.987529413007" calcext:value-type="float">
            <text:p>267.987529413007</text:p>
          </table:table-cell>
          <table:table-cell office:value-type="float" office:value="1.61521" calcext:value-type="float">
            <text:p>1.61521</text:p>
          </table:table-cell>
          <table:table-cell office:value-type="float" office:value="23.729417" calcext:value-type="float">
            <text:p>23.729417</text:p>
          </table:table-cell>
          <table:table-cell office:value-type="float" office:value="0.267987529413007" calcext:value-type="float">
            <text:p>0.267987529413007</text:p>
          </table:table-cell>
          <table:table-cell office:value-type="float" office:value="0.00161521" calcext:value-type="float">
            <text:p>0.00161521</text:p>
          </table:table-cell>
          <table:table-cell office:value-type="float" office:value="0.023729417" calcext:value-type="float">
            <text:p>0.02372941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00" calcext:value-type="float">
            <text:p>1000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926" calcext:value-type="float">
            <text:p>926</text:p>
          </table:table-cell>
          <table:table-cell office:value-type="float" office:value="967" calcext:value-type="float">
            <text:p>967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3.3" calcext:value-type="float">
            <text:p>3.3</text:p>
          </table:table-cell>
          <table:table-cell office:value-type="float" office:value="0.6" calcext:value-type="float">
            <text:p>0.6</text:p>
          </table:table-cell>
          <table:table-cell office:value-type="float" office:value="92.6" calcext:value-type="float">
            <text:p>92.6</text:p>
          </table:table-cell>
          <table:table-cell office:value-type="float" office:value="96.7" calcext:value-type="float">
            <text:p>96.7</text:p>
          </table:table-cell>
          <table:table-cell office:value-type="float" office:value="99.4" calcext:value-type="float">
            <text:p>99.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.554784854002" calcext:value-type="float">
            <text:p>331.554784854002</text:p>
          </table:table-cell>
          <table:table-cell office:value-type="float" office:value="1.618665" calcext:value-type="float">
            <text:p>1.618665</text:p>
          </table:table-cell>
          <table:table-cell office:value-type="float" office:value="23.305364" calcext:value-type="float">
            <text:p>23.305364</text:p>
          </table:table-cell>
          <table:table-cell office:value-type="float" office:value="0.331554784854002" calcext:value-type="float">
            <text:p>0.331554784854002</text:p>
          </table:table-cell>
          <table:table-cell office:value-type="float" office:value="0.001618665" calcext:value-type="float">
            <text:p>0.001618665</text:p>
          </table:table-cell>
          <table:table-cell office:value-type="float" office:value="0.023305364" calcext:value-type="float">
            <text:p>0.02330536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54" calcext:value-type="float">
            <text:p>954</text:p>
          </table:table-cell>
          <table:table-cell office:value-type="float" office:value="983" calcext:value-type="float">
            <text:p>983</text:p>
          </table:table-cell>
          <table:table-cell office:value-type="float" office:value="996" calcext:value-type="float">
            <text:p>9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95.4" calcext:value-type="float">
            <text:p>95.4</text:p>
          </table:table-cell>
          <table:table-cell office:value-type="float" office:value="98.3" calcext:value-type="float">
            <text:p>98.3</text:p>
          </table:table-cell>
          <table:table-cell office:value-type="float" office:value="99.6" calcext:value-type="float">
            <text:p>99.6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.10409167501" calcext:value-type="float">
            <text:p>995.10409167501</text:p>
          </table:table-cell>
          <table:table-cell office:value-type="float" office:value="1.581687" calcext:value-type="float">
            <text:p>1.581687</text:p>
          </table:table-cell>
          <table:table-cell office:value-type="float" office:value="23.434257" calcext:value-type="float">
            <text:p>23.434257</text:p>
          </table:table-cell>
          <table:table-cell office:value-type="float" office:value="0.99510409167501" calcext:value-type="float">
            <text:p>0.99510409167501</text:p>
          </table:table-cell>
          <table:table-cell office:value-type="float" office:value="0.001581687" calcext:value-type="float">
            <text:p>0.001581687</text:p>
          </table:table-cell>
          <table:table-cell office:value-type="float" office:value="0.023434257" calcext:value-type="float">
            <text:p>0.02343425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000" calcext:value-type="float">
            <text:p>100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989" calcext:value-type="float">
            <text:p>989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97.3" calcext:value-type="float">
            <text:p>97.3</text:p>
          </table:table-cell>
          <table:table-cell office:value-type="float" office:value="98.9" calcext:value-type="float">
            <text:p>98.9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8.728040887014" calcext:value-type="float">
            <text:p>728.728040887014</text:p>
          </table:table-cell>
          <table:table-cell office:value-type="float" office:value="1.617478" calcext:value-type="float">
            <text:p>1.617478</text:p>
          </table:table-cell>
          <table:table-cell office:value-type="float" office:value="21.569863" calcext:value-type="float">
            <text:p>21.569863</text:p>
          </table:table-cell>
          <table:table-cell office:value-type="float" office:value="0.728728040887014" calcext:value-type="float">
            <text:p>0.728728040887014</text:p>
          </table:table-cell>
          <table:table-cell office:value-type="float" office:value="0.001617478" calcext:value-type="float">
            <text:p>0.001617478</text:p>
          </table:table-cell>
          <table:table-cell office:value-type="float" office:value="0.021569863" calcext:value-type="float">
            <text:p>0.02156986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99" calcext:value-type="float">
            <text:p>99</text:p>
          </table:table-cell>
          <table:table-cell office:value-type="float" office:value="99.8" calcext:value-type="float">
            <text:p>99.8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9.074467676037" calcext:value-type="float">
            <text:p>909.074467676037</text:p>
          </table:table-cell>
          <table:table-cell office:value-type="float" office:value="1.655597" calcext:value-type="float">
            <text:p>1.655597</text:p>
          </table:table-cell>
          <table:table-cell office:value-type="float" office:value="18.971424" calcext:value-type="float">
            <text:p>18.971424</text:p>
          </table:table-cell>
          <table:table-cell office:value-type="float" office:value="0.909074467676037" calcext:value-type="float">
            <text:p>0.909074467676037</text:p>
          </table:table-cell>
          <table:table-cell office:value-type="float" office:value="0.001655597" calcext:value-type="float">
            <text:p>0.001655597</text:p>
          </table:table-cell>
          <table:table-cell office:value-type="float" office:value="0.018971424" calcext:value-type="float">
            <text:p>0.01897142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99.2" calcext:value-type="float">
            <text:p>99.2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.699701431031" calcext:value-type="float">
            <text:p>806.699701431031</text:p>
          </table:table-cell>
          <table:table-cell office:value-type="float" office:value="1.62615" calcext:value-type="float">
            <text:p>1.62615</text:p>
          </table:table-cell>
          <table:table-cell office:value-type="float" office:value="17.630793" calcext:value-type="float">
            <text:p>17.630793</text:p>
          </table:table-cell>
          <table:table-cell office:value-type="float" office:value="0.806699701431031" calcext:value-type="float">
            <text:p>0.806699701431031</text:p>
          </table:table-cell>
          <table:table-cell office:value-type="float" office:value="0.00162615" calcext:value-type="float">
            <text:p>0.00162615</text:p>
          </table:table-cell>
          <table:table-cell office:value-type="float" office:value="0.017630793" calcext:value-type="float">
            <text:p>0.01763079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.7" calcext:value-type="float">
            <text:p>99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.867959697025" calcext:value-type="float">
            <text:p>492.867959697025</text:p>
          </table:table-cell>
          <table:table-cell office:value-type="float" office:value="1.627881" calcext:value-type="float">
            <text:p>1.627881</text:p>
          </table:table-cell>
          <table:table-cell office:value-type="float" office:value="17.620268" calcext:value-type="float">
            <text:p>17.620268</text:p>
          </table:table-cell>
          <table:table-cell office:value-type="float" office:value="0.492867959697025" calcext:value-type="float">
            <text:p>0.492867959697025</text:p>
          </table:table-cell>
          <table:table-cell office:value-type="float" office:value="0.001627881" calcext:value-type="float">
            <text:p>0.001627881</text:p>
          </table:table-cell>
          <table:table-cell office:value-type="float" office:value="0.017620268" calcext:value-type="float">
            <text:p>0.01762026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.7" calcext:value-type="float">
            <text:p>99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.987782706014" calcext:value-type="float">
            <text:p>533.987782706014</text:p>
          </table:table-cell>
          <table:table-cell office:value-type="float" office:value="1.588835" calcext:value-type="float">
            <text:p>1.588835</text:p>
          </table:table-cell>
          <table:table-cell office:value-type="float" office:value="16.80807" calcext:value-type="float">
            <text:p>16.80807</text:p>
          </table:table-cell>
          <table:table-cell office:value-type="float" office:value="0.533987782706014" calcext:value-type="float">
            <text:p>0.533987782706014</text:p>
          </table:table-cell>
          <table:table-cell office:value-type="float" office:value="0.001588835" calcext:value-type="float">
            <text:p>0.001588835</text:p>
          </table:table-cell>
          <table:table-cell office:value-type="float" office:value="0.01680807" calcext:value-type="float">
            <text:p>0.0168080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  <table:table-cell table:formula="of:=SUM([.U3:.U22])" office:value-type="float" office:value="5895.75855739214" calcext:value-type="float">
            <text:p>5895.75855739214</text:p>
          </table:table-cell>
          <table:table-cell table:formula="of:=[.U23]/3600" office:value-type="float" office:value="1.63771071038671" calcext:value-type="float">
            <text:p>1.637710710386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tilization_level</text:p>
          </table:table-cell>
          <table:table-cell office:value-type="string" calcext:value-type="string">
            <text:p>results_count</text:p>
          </table:table-cell>
          <table:table-cell office:value-type="string" calcext:value-type="string">
            <text:p>ilp_schedulable_count</text:p>
          </table:table-cell>
          <table:table-cell office:value-type="string" calcext:value-type="string">
            <text:p>wf_schedulable_count</text:p>
          </table:table-cell>
          <table:table-cell office:value-type="string" calcext:value-type="string">
            <text:p>ffbb_schedulable_count</text:p>
          </table:table-cell>
          <table:table-cell office:value-type="string" calcext:value-type="string">
            <text:p>ilp_not_schedulable_count</text:p>
          </table:table-cell>
          <table:table-cell office:value-type="string" calcext:value-type="string">
            <text:p>wf_not_schedulable_count</text:p>
          </table:table-cell>
          <table:table-cell office:value-type="string" calcext:value-type="string">
            <text:p>ffbb_not_schedulable_count</text:p>
          </table:table-cell>
          <table:table-cell office:value-type="string" calcext:value-type="string">
            <text:p>ilp_timeout_count</text:p>
          </table:table-cell>
          <table:table-cell office:value-type="string" calcext:value-type="string">
            <text:p>wf_timeout_count</text:p>
          </table:table-cell>
          <table:table-cell office:value-type="string" calcext:value-type="string">
            <text:p>ffbb_timeout_count</text:p>
          </table:table-cell>
          <table:table-cell office:value-type="string" calcext:value-type="string">
            <text:p>ilp_percent_schedulable</text:p>
          </table:table-cell>
          <table:table-cell office:value-type="string" calcext:value-type="string">
            <text:p>wf_percent_schedulable</text:p>
          </table:table-cell>
          <table:table-cell office:value-type="string" calcext:value-type="string">
            <text:p>ffbb_percent_schedulable</text:p>
          </table:table-cell>
          <table:table-cell office:value-type="string" calcext:value-type="string">
            <text:p>ilp_percent_not_schedulable</text:p>
          </table:table-cell>
          <table:table-cell office:value-type="string" calcext:value-type="string">
            <text:p>wf_percent_not_schedulable</text:p>
          </table:table-cell>
          <table:table-cell office:value-type="string" calcext:value-type="string">
            <text:p>ffbb_percent_not_schedulable</text:p>
          </table:table-cell>
          <table:table-cell office:value-type="string" calcext:value-type="string">
            <text:p>ilp_percent_timeout</text:p>
          </table:table-cell>
          <table:table-cell office:value-type="string" calcext:value-type="string">
            <text:p>wf_percent_timeout</text:p>
          </table:table-cell>
          <table:table-cell office:value-type="string" calcext:value-type="string">
            <text:p>ffbb_percent_timeout</text:p>
          </table:table-cell>
          <table:table-cell office:value-type="string" calcext:value-type="string">
            <text:p>ilp_total_time_seconds</text:p>
          </table:table-cell>
          <table:table-cell office:value-type="string" calcext:value-type="string">
            <text:p>wf_total_time_seconds</text:p>
          </table:table-cell>
          <table:table-cell office:value-type="string" calcext:value-type="string">
            <text:p>ffbb_total_time_seconds</text:p>
          </table:table-cell>
          <table:table-cell office:value-type="string" calcext:value-type="string">
            <text:p>ilp_average_time_seconds</text:p>
          </table:table-cell>
          <table:table-cell office:value-type="string" calcext:value-type="string">
            <text:p>wf_average_time_seconds</text:p>
          </table:table-cell>
          <table:table-cell office:value-type="string" calcext:value-type="string">
            <text:p>ffbb_average_time_seconds</text:p>
          </table:table-cell>
          <table:table-cell office:value-type="string" calcext:value-type="string">
            <text:p>number_of_cores</text:p>
          </table:table-cell>
          <table:table-cell office:value-type="string" calcext:value-type="string">
            <text:p>tasks_per_task_set</text:p>
          </table:table-cell>
          <table:table-cell office:value-type="string" calcext:value-type="string">
            <text:p>number_of_criticality_levels</text:p>
          </table:table-cell>
          <table:table-cell office:value-type="string" calcext:value-type="string">
            <text:p>period_se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  <table:table-cell table:number-columns-repeated="3" office:value-type="float" office:value="100" calcext:value-type="float">
            <text:p>100</text:p>
          </table:table-cell>
          <table:table-cell table:number-columns-repeated="17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.2917256809978" calcext:value-type="float">
            <text:p>37.2917256809978</text:p>
          </table:table-cell>
          <table:table-cell office:value-type="float" office:value="1.722462" calcext:value-type="float">
            <text:p>1.722462</text:p>
          </table:table-cell>
          <table:table-cell office:value-type="float" office:value="5.90569099999999" calcext:value-type="float">
            <text:p>5.90569099999999</text:p>
          </table:table-cell>
          <table:table-cell office:value-type="float" office:value="0.0372917256809978" calcext:value-type="float">
            <text:p>0.037291725680998</text:p>
          </table:table-cell>
          <table:table-cell office:value-type="float" office:value="0.001722462" calcext:value-type="float">
            <text:p>0.001722462</text:p>
          </table:table-cell>
          <table:table-cell office:value-type="float" office:value="0.00590569099999999" calcext:value-type="float">
            <text:p>0.00590569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99.95" calcext:value-type="float">
            <text:p>99.9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.1210380690081" calcext:value-type="float">
            <text:p>41.1210380690081</text:p>
          </table:table-cell>
          <table:table-cell office:value-type="float" office:value="1.710217" calcext:value-type="float">
            <text:p>1.710217</text:p>
          </table:table-cell>
          <table:table-cell office:value-type="float" office:value="10.138699" calcext:value-type="float">
            <text:p>10.138699</text:p>
          </table:table-cell>
          <table:table-cell office:value-type="float" office:value="0.0411210380690081" calcext:value-type="float">
            <text:p>0.041121038069008</text:p>
          </table:table-cell>
          <table:table-cell office:value-type="float" office:value="0.001710217" calcext:value-type="float">
            <text:p>0.001710217</text:p>
          </table:table-cell>
          <table:table-cell office:value-type="float" office:value="0.010138699" calcext:value-type="float">
            <text:p>0.0101386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.9" calcext:value-type="float">
            <text:p>99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2675337500123" calcext:value-type="float">
            <text:p>44.2675337500123</text:p>
          </table:table-cell>
          <table:table-cell office:value-type="float" office:value="1.690911" calcext:value-type="float">
            <text:p>1.690911</text:p>
          </table:table-cell>
          <table:table-cell office:value-type="float" office:value="14.287458" calcext:value-type="float">
            <text:p>14.287458</text:p>
          </table:table-cell>
          <table:table-cell office:value-type="float" office:value="0.0442675337500123" calcext:value-type="float">
            <text:p>0.044267533750012</text:p>
          </table:table-cell>
          <table:table-cell office:value-type="float" office:value="0.001690911" calcext:value-type="float">
            <text:p>0.001690911</text:p>
          </table:table-cell>
          <table:table-cell office:value-type="float" office:value="0.014287458" calcext:value-type="float">
            <text:p>0.01428745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979" calcext:value-type="float">
            <text:p>9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9.9" calcext:value-type="float">
            <text:p>99.9</text:p>
          </table:table-cell>
          <table:table-cell office:value-type="float" office:value="97.9" calcext:value-type="float">
            <text:p>97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8141083799992" calcext:value-type="float">
            <text:p>49.8141083799992</text:p>
          </table:table-cell>
          <table:table-cell office:value-type="float" office:value="1.660265" calcext:value-type="float">
            <text:p>1.660265</text:p>
          </table:table-cell>
          <table:table-cell office:value-type="float" office:value="17.945124" calcext:value-type="float">
            <text:p>17.945124</text:p>
          </table:table-cell>
          <table:table-cell office:value-type="float" office:value="0.0498141083799992" calcext:value-type="float">
            <text:p>0.049814108379999</text:p>
          </table:table-cell>
          <table:table-cell office:value-type="float" office:value="0.001660265" calcext:value-type="float">
            <text:p>0.001660265</text:p>
          </table:table-cell>
          <table:table-cell office:value-type="float" office:value="0.017945124" calcext:value-type="float">
            <text:p>0.01794512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6" calcext:value-type="float">
            <text:p>996</text:p>
          </table:table-cell>
          <table:table-cell office:value-type="float" office:value="991" calcext:value-type="float">
            <text:p>991</text:p>
          </table:table-cell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6" calcext:value-type="float">
            <text:p>99.6</text:p>
          </table:table-cell>
          <table:table-cell office:value-type="float" office:value="99.1" calcext:value-type="float">
            <text:p>99.1</text:p>
          </table:table-cell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5674587580143" calcext:value-type="float">
            <text:p>53.5674587580143</text:p>
          </table:table-cell>
          <table:table-cell office:value-type="float" office:value="1.626918" calcext:value-type="float">
            <text:p>1.626918</text:p>
          </table:table-cell>
          <table:table-cell office:value-type="float" office:value="21.608164" calcext:value-type="float">
            <text:p>21.608164</text:p>
          </table:table-cell>
          <table:table-cell office:value-type="float" office:value="0.0535674587580143" calcext:value-type="float">
            <text:p>0.053567458758014</text:p>
          </table:table-cell>
          <table:table-cell office:value-type="float" office:value="0.001626918" calcext:value-type="float">
            <text:p>0.001626918</text:p>
          </table:table-cell>
          <table:table-cell office:value-type="float" office:value="0.021608164" calcext:value-type="float">
            <text:p>0.02160816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000" calcext:value-type="float">
            <text:p>1000</text:p>
          </table:table-cell>
          <table:table-cell office:value-type="float" office:value="987" calcext:value-type="float">
            <text:p>987</text:p>
          </table:table-cell>
          <table:table-cell office:value-type="float" office:value="972" calcext:value-type="float">
            <text:p>972</text:p>
          </table:table-cell>
          <table:table-cell office:value-type="float" office:value="845" calcext:value-type="float">
            <text:p>84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7.2" calcext:value-type="float">
            <text:p>97.2</text:p>
          </table:table-cell>
          <table:table-cell office:value-type="float" office:value="84.5" calcext:value-type="float">
            <text:p>84.5</text:p>
          </table:table-cell>
          <table:table-cell office:value-type="float" office:value="1.3" calcext:value-type="float">
            <text:p>1.3</text:p>
          </table:table-cell>
          <table:table-cell office:value-type="float" office:value="2.8" calcext:value-type="float">
            <text:p>2.8</text:p>
          </table:table-cell>
          <table:table-cell office:value-type="float" office:value="15.5" calcext:value-type="float">
            <text:p>1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0533766609733" calcext:value-type="float">
            <text:p>53.0533766609733</text:p>
          </table:table-cell>
          <table:table-cell office:value-type="float" office:value="1.63434" calcext:value-type="float">
            <text:p>1.63434</text:p>
          </table:table-cell>
          <table:table-cell office:value-type="float" office:value="24.407507" calcext:value-type="float">
            <text:p>24.407507</text:p>
          </table:table-cell>
          <table:table-cell office:value-type="float" office:value="0.0530533766609733" calcext:value-type="float">
            <text:p>0.053053376660973</text:p>
          </table:table-cell>
          <table:table-cell office:value-type="float" office:value="0.00163434" calcext:value-type="float">
            <text:p>0.00163434</text:p>
          </table:table-cell>
          <table:table-cell office:value-type="float" office:value="0.024407507" calcext:value-type="float">
            <text:p>0.02440750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000" calcext:value-type="float">
            <text:p>1000</text:p>
          </table:table-cell>
          <table:table-cell office:value-type="float" office:value="967" calcext:value-type="float">
            <text:p>967</text:p>
          </table:table-cell>
          <table:table-cell office:value-type="float" office:value="924" calcext:value-type="float">
            <text:p>924</text:p>
          </table:table-cell>
          <table:table-cell office:value-type="float" office:value="730" calcext:value-type="float">
            <text:p>730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7" calcext:value-type="float">
            <text:p>96.7</text:p>
          </table:table-cell>
          <table:table-cell office:value-type="float" office:value="92.4" calcext:value-type="float">
            <text:p>92.4</text:p>
          </table:table-cell>
          <table:table-cell office:value-type="float" office:value="73" calcext:value-type="float">
            <text:p>73</text:p>
          </table:table-cell>
          <table:table-cell office:value-type="float" office:value="3.3" calcext:value-type="float">
            <text:p>3.3</text:p>
          </table:table-cell>
          <table:table-cell office:value-type="float" office:value="7.6" calcext:value-type="float">
            <text:p>7.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2949007219913" calcext:value-type="float">
            <text:p>52.2949007219913</text:p>
          </table:table-cell>
          <table:table-cell office:value-type="float" office:value="1.647208" calcext:value-type="float">
            <text:p>1.647208</text:p>
          </table:table-cell>
          <table:table-cell office:value-type="float" office:value="26.656657" calcext:value-type="float">
            <text:p>26.656657</text:p>
          </table:table-cell>
          <table:table-cell office:value-type="float" office:value="0.0522949007219913" calcext:value-type="float">
            <text:p>0.052294900721991</text:p>
          </table:table-cell>
          <table:table-cell office:value-type="float" office:value="0.001647208" calcext:value-type="float">
            <text:p>0.001647208</text:p>
          </table:table-cell>
          <table:table-cell office:value-type="float" office:value="0.026656657" calcext:value-type="float">
            <text:p>0.02665665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000" calcext:value-type="float">
            <text:p>1000</text:p>
          </table:table-cell>
          <table:table-cell office:value-type="float" office:value="924" calcext:value-type="float">
            <text:p>924</text:p>
          </table:table-cell>
          <table:table-cell office:value-type="float" office:value="816" calcext:value-type="float">
            <text:p>816</text:p>
          </table:table-cell>
          <table:table-cell office:value-type="float" office:value="607" calcext:value-type="float">
            <text:p>607</text:p>
          </table:table-cell>
          <table:table-cell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office:value-type="float" office:value="393" calcext:value-type="float">
            <text:p>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  <table:table-cell office:value-type="float" office:value="81.6" calcext:value-type="float">
            <text:p>81.6</text:p>
          </table:table-cell>
          <table:table-cell office:value-type="float" office:value="60.7" calcext:value-type="float">
            <text:p>60.7</text:p>
          </table:table-cell>
          <table:table-cell office:value-type="float" office:value="7.6" calcext:value-type="float">
            <text:p>7.6</text:p>
          </table:table-cell>
          <table:table-cell office:value-type="float" office:value="18.4" calcext:value-type="float">
            <text:p>18.4</text:p>
          </table:table-cell>
          <table:table-cell office:value-type="float" office:value="39.3" calcext:value-type="float">
            <text:p>3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2368695640134" calcext:value-type="float">
            <text:p>53.2368695640134</text:p>
          </table:table-cell>
          <table:table-cell office:value-type="float" office:value="1.664218" calcext:value-type="float">
            <text:p>1.664218</text:p>
          </table:table-cell>
          <table:table-cell office:value-type="float" office:value="27.74779" calcext:value-type="float">
            <text:p>27.74779</text:p>
          </table:table-cell>
          <table:table-cell office:value-type="float" office:value="0.0532368695640134" calcext:value-type="float">
            <text:p>0.053236869564013</text:p>
          </table:table-cell>
          <table:table-cell office:value-type="float" office:value="0.001664218" calcext:value-type="float">
            <text:p>0.001664218</text:p>
          </table:table-cell>
          <table:table-cell office:value-type="float" office:value="0.02774779" calcext:value-type="float">
            <text:p>0.0277477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00" calcext:value-type="float">
            <text:p>1000</text:p>
          </table:table-cell>
          <table:table-cell office:value-type="float" office:value="862" calcext:value-type="float">
            <text:p>862</text:p>
          </table:table-cell>
          <table:table-cell office:value-type="float" office:value="697" calcext:value-type="float">
            <text:p>697</text:p>
          </table:table-cell>
          <table:table-cell office:value-type="float" office:value="481" calcext:value-type="float">
            <text:p>481</text:p>
          </table:table-cell>
          <table:table-cell office:value-type="float" office:value="138" calcext:value-type="float">
            <text:p>138</text:p>
          </table:table-cell>
          <table:table-cell office:value-type="float" office:value="303" calcext:value-type="float">
            <text:p>303</text:p>
          </table:table-cell>
          <table:table-cell office:value-type="float" office:value="519" calcext:value-type="float">
            <text:p>5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69.7" calcext:value-type="float">
            <text:p>69.7</text:p>
          </table:table-cell>
          <table:table-cell office:value-type="float" office:value="48.1" calcext:value-type="float">
            <text:p>48.1</text:p>
          </table:table-cell>
          <table:table-cell office:value-type="float" office:value="13.8" calcext:value-type="float">
            <text:p>13.8</text:p>
          </table:table-cell>
          <table:table-cell office:value-type="float" office:value="30.3" calcext:value-type="float">
            <text:p>30.3</text:p>
          </table:table-cell>
          <table:table-cell office:value-type="float" office:value="51.9" calcext:value-type="float">
            <text:p>51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194870856998" calcext:value-type="float">
            <text:p>59.194870856998</text:p>
          </table:table-cell>
          <table:table-cell office:value-type="float" office:value="1.647654" calcext:value-type="float">
            <text:p>1.647654</text:p>
          </table:table-cell>
          <table:table-cell office:value-type="float" office:value="27.871272" calcext:value-type="float">
            <text:p>27.871272</text:p>
          </table:table-cell>
          <table:table-cell office:value-type="float" office:value="0.059194870856998" calcext:value-type="float">
            <text:p>0.059194870856998</text:p>
          </table:table-cell>
          <table:table-cell office:value-type="float" office:value="0.001647654" calcext:value-type="float">
            <text:p>0.001647654</text:p>
          </table:table-cell>
          <table:table-cell office:value-type="float" office:value="0.027871272" calcext:value-type="float">
            <text:p>0.02787127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795" calcext:value-type="float">
            <text:p>795</text:p>
          </table:table-cell>
          <table:table-cell office:value-type="float" office:value="555" calcext:value-type="float">
            <text:p>555</text:p>
          </table:table-cell>
          <table:table-cell office:value-type="float" office:value="371" calcext:value-type="float">
            <text:p>371</text:p>
          </table:table-cell>
          <table:table-cell office:value-type="float" office:value="205" calcext:value-type="float">
            <text:p>205</text:p>
          </table:table-cell>
          <table:table-cell office:value-type="float" office:value="445" calcext:value-type="float">
            <text:p>445</text:p>
          </table:table-cell>
          <table:table-cell office:value-type="float" office:value="629" calcext:value-type="float">
            <text:p>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5" calcext:value-type="float">
            <text:p>79.5</text:p>
          </table:table-cell>
          <table:table-cell office:value-type="float" office:value="55.5" calcext:value-type="float">
            <text:p>55.5</text:p>
          </table:table-cell>
          <table:table-cell office:value-type="float" office:value="37.1" calcext:value-type="float">
            <text:p>37.1</text:p>
          </table:table-cell>
          <table:table-cell office:value-type="float" office:value="20.5" calcext:value-type="float">
            <text:p>20.5</text:p>
          </table:table-cell>
          <table:table-cell office:value-type="float" office:value="44.5" calcext:value-type="float">
            <text:p>44.5</text:p>
          </table:table-cell>
          <table:table-cell office:value-type="float" office:value="62.9" calcext:value-type="float">
            <text:p>6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.7050785470101" calcext:value-type="float">
            <text:p>81.7050785470101</text:p>
          </table:table-cell>
          <table:table-cell office:value-type="float" office:value="1.636733" calcext:value-type="float">
            <text:p>1.636733</text:p>
          </table:table-cell>
          <table:table-cell office:value-type="float" office:value="27.486369" calcext:value-type="float">
            <text:p>27.486369</text:p>
          </table:table-cell>
          <table:table-cell office:value-type="float" office:value="0.0817050785470101" calcext:value-type="float">
            <text:p>0.08170507854701</text:p>
          </table:table-cell>
          <table:table-cell office:value-type="float" office:value="0.001636733" calcext:value-type="float">
            <text:p>0.001636733</text:p>
          </table:table-cell>
          <table:table-cell office:value-type="float" office:value="0.027486369" calcext:value-type="float">
            <text:p>0.02748636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00" calcext:value-type="float">
            <text:p>1000</text:p>
          </table:table-cell>
          <table:table-cell office:value-type="float" office:value="742" calcext:value-type="float">
            <text:p>742</text:p>
          </table:table-cell>
          <table:table-cell office:value-type="float" office:value="473" calcext:value-type="float">
            <text:p>473</text:p>
          </table:table-cell>
          <table:table-cell office:value-type="float" office:value="310" calcext:value-type="float">
            <text:p>310</text:p>
          </table:table-cell>
          <table:table-cell office:value-type="float" office:value="258" calcext:value-type="float">
            <text:p>258</text:p>
          </table:table-cell>
          <table:table-cell office:value-type="float" office:value="527" calcext:value-type="float">
            <text:p>527</text:p>
          </table:table-cell>
          <table:table-cell office:value-type="float" office:value="690" calcext:value-type="float">
            <text:p>6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2" calcext:value-type="float">
            <text:p>74.2</text:p>
          </table:table-cell>
          <table:table-cell office:value-type="float" office:value="47.3" calcext:value-type="float">
            <text:p>47.3</text:p>
          </table:table-cell>
          <table:table-cell office:value-type="float" office:value="31" calcext:value-type="float">
            <text:p>31</text:p>
          </table:table-cell>
          <table:table-cell office:value-type="float" office:value="25.8" calcext:value-type="float">
            <text:p>25.8</text:p>
          </table:table-cell>
          <table:table-cell office:value-type="float" office:value="52.7" calcext:value-type="float">
            <text:p>52.7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.317808462012" calcext:value-type="float">
            <text:p>118.317808462012</text:p>
          </table:table-cell>
          <table:table-cell office:value-type="float" office:value="1.617697" calcext:value-type="float">
            <text:p>1.617697</text:p>
          </table:table-cell>
          <table:table-cell office:value-type="float" office:value="27.349833" calcext:value-type="float">
            <text:p>27.349833</text:p>
          </table:table-cell>
          <table:table-cell office:value-type="float" office:value="0.118317808462012" calcext:value-type="float">
            <text:p>0.118317808462012</text:p>
          </table:table-cell>
          <table:table-cell office:value-type="float" office:value="0.001617697" calcext:value-type="float">
            <text:p>0.001617697</text:p>
          </table:table-cell>
          <table:table-cell office:value-type="float" office:value="0.027349833" calcext:value-type="float">
            <text:p>0.02734983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000" calcext:value-type="float">
            <text:p>1000</text:p>
          </table:table-cell>
          <table:table-cell office:value-type="float" office:value="661" calcext:value-type="float">
            <text:p>661</text:p>
          </table:table-cell>
          <table:table-cell office:value-type="float" office:value="366" calcext:value-type="float">
            <text:p>366</text:p>
          </table:table-cell>
          <table:table-cell office:value-type="float" office:value="258" calcext:value-type="float">
            <text:p>258</text:p>
          </table:table-cell>
          <table:table-cell office:value-type="float" office:value="339" calcext:value-type="float">
            <text:p>339</text:p>
          </table:table-cell>
          <table:table-cell office:value-type="float" office:value="634" calcext:value-type="float">
            <text:p>634</text:p>
          </table:table-cell>
          <table:table-cell office:value-type="float" office:value="742" calcext:value-type="float">
            <text:p>7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1" calcext:value-type="float">
            <text:p>66.1</text:p>
          </table:table-cell>
          <table:table-cell office:value-type="float" office:value="36.6" calcext:value-type="float">
            <text:p>36.6</text:p>
          </table:table-cell>
          <table:table-cell office:value-type="float" office:value="25.8" calcext:value-type="float">
            <text:p>25.8</text:p>
          </table:table-cell>
          <table:table-cell office:value-type="float" office:value="33.9" calcext:value-type="float">
            <text:p>33.9</text:p>
          </table:table-cell>
          <table:table-cell office:value-type="float" office:value="63.4" calcext:value-type="float">
            <text:p>63.4</text:p>
          </table:table-cell>
          <table:table-cell office:value-type="float" office:value="74.2" calcext:value-type="float">
            <text:p>7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.867091091993" calcext:value-type="float">
            <text:p>146.867091091993</text:p>
          </table:table-cell>
          <table:table-cell office:value-type="float" office:value="1.620155" calcext:value-type="float">
            <text:p>1.620155</text:p>
          </table:table-cell>
          <table:table-cell office:value-type="float" office:value="26.911328" calcext:value-type="float">
            <text:p>26.911328</text:p>
          </table:table-cell>
          <table:table-cell office:value-type="float" office:value="0.146867091091993" calcext:value-type="float">
            <text:p>0.146867091091993</text:p>
          </table:table-cell>
          <table:table-cell office:value-type="float" office:value="0.001620155" calcext:value-type="float">
            <text:p>0.001620155</text:p>
          </table:table-cell>
          <table:table-cell office:value-type="float" office:value="0.026911328" calcext:value-type="float">
            <text:p>0.02691132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000" calcext:value-type="float">
            <text:p>1000</text:p>
          </table:table-cell>
          <table:table-cell office:value-type="float" office:value="533" calcext:value-type="float">
            <text:p>533</text:p>
          </table:table-cell>
          <table:table-cell office:value-type="float" office:value="269" calcext:value-type="float">
            <text:p>269</text:p>
          </table:table-cell>
          <table:table-cell office:value-type="float" office:value="185" calcext:value-type="float">
            <text:p>185</text:p>
          </table:table-cell>
          <table:table-cell office:value-type="float" office:value="466" calcext:value-type="float">
            <text:p>466</text:p>
          </table:table-cell>
          <table:table-cell office:value-type="float" office:value="731" calcext:value-type="float">
            <text:p>731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3" calcext:value-type="float">
            <text:p>53.3</text:p>
          </table:table-cell>
          <table:table-cell office:value-type="float" office:value="26.9" calcext:value-type="float">
            <text:p>26.9</text:p>
          </table:table-cell>
          <table:table-cell office:value-type="float" office:value="18.5" calcext:value-type="float">
            <text:p>18.5</text:p>
          </table:table-cell>
          <table:table-cell office:value-type="float" office:value="46.6" calcext:value-type="float">
            <text:p>46.6</text:p>
          </table:table-cell>
          <table:table-cell office:value-type="float" office:value="73.1" calcext:value-type="float">
            <text:p>73.1</text:p>
          </table:table-cell>
          <table:table-cell office:value-type="float" office:value="81.5" calcext:value-type="float">
            <text:p>81.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.599662638992" calcext:value-type="float">
            <text:p>300.599662638992</text:p>
          </table:table-cell>
          <table:table-cell office:value-type="float" office:value="1.651064" calcext:value-type="float">
            <text:p>1.651064</text:p>
          </table:table-cell>
          <table:table-cell office:value-type="float" office:value="25.686572" calcext:value-type="float">
            <text:p>25.686572</text:p>
          </table:table-cell>
          <table:table-cell office:value-type="float" office:value="0.300599662638992" calcext:value-type="float">
            <text:p>0.300599662638992</text:p>
          </table:table-cell>
          <table:table-cell office:value-type="float" office:value="0.001651064" calcext:value-type="float">
            <text:p>0.001651064</text:p>
          </table:table-cell>
          <table:table-cell office:value-type="float" office:value="0.025686572" calcext:value-type="float">
            <text:p>0.02568657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00" calcext:value-type="float">
            <text:p>1000</text:p>
          </table:table-cell>
          <table:table-cell office:value-type="float" office:value="440" calcext:value-type="float">
            <text:p>440</text:p>
          </table:table-cell>
          <table:table-cell office:value-type="float" office:value="195" calcext:value-type="float">
            <text:p>195</text:p>
          </table:table-cell>
          <table:table-cell office:value-type="float" office:value="154" calcext:value-type="float">
            <text:p>154</text:p>
          </table:table-cell>
          <table:table-cell office:value-type="float" office:value="560" calcext:value-type="float">
            <text:p>560</text:p>
          </table:table-cell>
          <table:table-cell office:value-type="float" office:value="805" calcext:value-type="float">
            <text:p>805</text:p>
          </table:table-cell>
          <table:table-cell office:value-type="float" office:value="846" calcext:value-type="float">
            <text:p>8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.5" calcext:value-type="float">
            <text:p>19.5</text:p>
          </table:table-cell>
          <table:table-cell office:value-type="float" office:value="15.4" calcext:value-type="float">
            <text:p>15.4</text:p>
          </table:table-cell>
          <table:table-cell office:value-type="float" office:value="56" calcext:value-type="float">
            <text:p>56</text:p>
          </table:table-cell>
          <table:table-cell office:value-type="float" office:value="80.5" calcext:value-type="float">
            <text:p>80.5</text:p>
          </table:table-cell>
          <table:table-cell office:value-type="float" office:value="84.6" calcext:value-type="float">
            <text:p>8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.687260718008" calcext:value-type="float">
            <text:p>229.687260718008</text:p>
          </table:table-cell>
          <table:table-cell office:value-type="float" office:value="1.690322" calcext:value-type="float">
            <text:p>1.690322</text:p>
          </table:table-cell>
          <table:table-cell office:value-type="float" office:value="25.172447" calcext:value-type="float">
            <text:p>25.172447</text:p>
          </table:table-cell>
          <table:table-cell office:value-type="float" office:value="0.229687260718008" calcext:value-type="float">
            <text:p>0.229687260718008</text:p>
          </table:table-cell>
          <table:table-cell office:value-type="float" office:value="0.001690322" calcext:value-type="float">
            <text:p>0.001690322</text:p>
          </table:table-cell>
          <table:table-cell office:value-type="float" office:value="0.025172447" calcext:value-type="float">
            <text:p>0.02517244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58" calcext:value-type="float">
            <text:p>358</text:p>
          </table:table-cell>
          <table:table-cell office:value-type="float" office:value="147" calcext:value-type="float">
            <text:p>147</text:p>
          </table:table-cell>
          <table:table-cell office:value-type="float" office:value="109" calcext:value-type="float">
            <text:p>109</text:p>
          </table:table-cell>
          <table:table-cell office:value-type="float" office:value="638" calcext:value-type="float">
            <text:p>638</text:p>
          </table:table-cell>
          <table:table-cell office:value-type="float" office:value="853" calcext:value-type="float">
            <text:p>853</text:p>
          </table:table-cell>
          <table:table-cell office:value-type="float" office:value="891" calcext:value-type="float">
            <text:p>89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office:value-type="float" office:value="14.7" calcext:value-type="float">
            <text:p>14.7</text:p>
          </table:table-cell>
          <table:table-cell office:value-type="float" office:value="10.9" calcext:value-type="float">
            <text:p>10.9</text:p>
          </table:table-cell>
          <table:table-cell office:value-type="float" office:value="63.8" calcext:value-type="float">
            <text:p>63.8</text:p>
          </table:table-cell>
          <table:table-cell office:value-type="float" office:value="85.3" calcext:value-type="float">
            <text:p>85.3</text:p>
          </table:table-cell>
          <table:table-cell office:value-type="float" office:value="89.1" calcext:value-type="float">
            <text:p>89.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7.572500903017" calcext:value-type="float">
            <text:p>797.572500903017</text:p>
          </table:table-cell>
          <table:table-cell office:value-type="float" office:value="1.648119" calcext:value-type="float">
            <text:p>1.648119</text:p>
          </table:table-cell>
          <table:table-cell office:value-type="float" office:value="25.076031" calcext:value-type="float">
            <text:p>25.076031</text:p>
          </table:table-cell>
          <table:table-cell office:value-type="float" office:value="0.797572500903017" calcext:value-type="float">
            <text:p>0.797572500903017</text:p>
          </table:table-cell>
          <table:table-cell office:value-type="float" office:value="0.001648119" calcext:value-type="float">
            <text:p>0.001648119</text:p>
          </table:table-cell>
          <table:table-cell office:value-type="float" office:value="0.025076031" calcext:value-type="float">
            <text:p>0.02507603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000" calcext:value-type="float">
            <text:p>1000</text:p>
          </table:table-cell>
          <table:table-cell office:value-type="float" office:value="296" calcext:value-type="float">
            <text:p>296</text:p>
          </table:table-cell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  <table:table-cell office:value-type="float" office:value="702" calcext:value-type="float">
            <text:p>702</text:p>
          </table:table-cell>
          <table:table-cell office:value-type="float" office:value="891" calcext:value-type="float">
            <text:p>891</text:p>
          </table:table-cell>
          <table:table-cell office:value-type="float" office:value="917" calcext:value-type="float">
            <text:p>9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10.9" calcext:value-type="float">
            <text:p>10.9</text:p>
          </table:table-cell>
          <table:table-cell office:value-type="float" office:value="8.3" calcext:value-type="float">
            <text:p>8.3</text:p>
          </table:table-cell>
          <table:table-cell office:value-type="float" office:value="70.2" calcext:value-type="float">
            <text:p>70.2</text:p>
          </table:table-cell>
          <table:table-cell office:value-type="float" office:value="89.1" calcext:value-type="float">
            <text:p>89.1</text:p>
          </table:table-cell>
          <table:table-cell office:value-type="float" office:value="91.7" calcext:value-type="float">
            <text:p>91.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.639079372" calcext:value-type="float">
            <text:p>549.639079372</text:p>
          </table:table-cell>
          <table:table-cell office:value-type="float" office:value="1.707609" calcext:value-type="float">
            <text:p>1.707609</text:p>
          </table:table-cell>
          <table:table-cell office:value-type="float" office:value="24.684427" calcext:value-type="float">
            <text:p>24.684427</text:p>
          </table:table-cell>
          <table:table-cell office:value-type="float" office:value="0.549639079372" calcext:value-type="float">
            <text:p>0.549639079372</text:p>
          </table:table-cell>
          <table:table-cell office:value-type="float" office:value="0.001707609" calcext:value-type="float">
            <text:p>0.001707609</text:p>
          </table:table-cell>
          <table:table-cell office:value-type="float" office:value="0.024684427" calcext:value-type="float">
            <text:p>0.02468442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000" calcext:value-type="float">
            <text:p>1000</text:p>
          </table:table-cell>
          <table:table-cell office:value-type="float" office:value="202" calcext:value-type="float">
            <text:p>20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795" calcext:value-type="float">
            <text:p>795</text:p>
          </table:table-cell>
          <table:table-cell office:value-type="float" office:value="917" calcext:value-type="float">
            <text:p>917</text:p>
          </table:table-cell>
          <table:table-cell office:value-type="float" office:value="937" calcext:value-type="float">
            <text:p>9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" calcext:value-type="float">
            <text:p>20.2</text:p>
          </table:table-cell>
          <table:table-cell office:value-type="float" office:value="8.3" calcext:value-type="float">
            <text:p>8.3</text:p>
          </table:table-cell>
          <table:table-cell office:value-type="float" office:value="6.3" calcext:value-type="float">
            <text:p>6.3</text:p>
          </table:table-cell>
          <table:table-cell office:value-type="float" office:value="79.5" calcext:value-type="float">
            <text:p>79.5</text:p>
          </table:table-cell>
          <table:table-cell office:value-type="float" office:value="91.7" calcext:value-type="float">
            <text:p>91.7</text:p>
          </table:table-cell>
          <table:table-cell office:value-type="float" office:value="93.7" calcext:value-type="float">
            <text:p>93.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.260425141019" calcext:value-type="float">
            <text:p>806.260425141019</text:p>
          </table:table-cell>
          <table:table-cell office:value-type="float" office:value="1.734783" calcext:value-type="float">
            <text:p>1.734783</text:p>
          </table:table-cell>
          <table:table-cell office:value-type="float" office:value="24.273109" calcext:value-type="float">
            <text:p>24.273109</text:p>
          </table:table-cell>
          <table:table-cell office:value-type="float" office:value="0.806260425141019" calcext:value-type="float">
            <text:p>0.806260425141019</text:p>
          </table:table-cell>
          <table:table-cell office:value-type="float" office:value="0.001734783" calcext:value-type="float">
            <text:p>0.001734783</text:p>
          </table:table-cell>
          <table:table-cell office:value-type="float" office:value="0.024273109" calcext:value-type="float">
            <text:p>0.02427310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000" calcext:value-type="float">
            <text:p>1000</text:p>
          </table:table-cell>
          <table:table-cell office:value-type="float" office:value="116" calcext:value-type="float">
            <text:p>116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871" calcext:value-type="float">
            <text:p>871</text:p>
          </table:table-cell>
          <table:table-cell office:value-type="float" office:value="957" calcext:value-type="float">
            <text:p>957</text:p>
          </table:table-cell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4.3" calcext:value-type="float">
            <text:p>4.3</text:p>
          </table:table-cell>
          <table:table-cell office:value-type="float" office:value="2.1" calcext:value-type="float">
            <text:p>2.1</text:p>
          </table:table-cell>
          <table:table-cell office:value-type="float" office:value="87.1" calcext:value-type="float">
            <text:p>87.1</text:p>
          </table:table-cell>
          <table:table-cell office:value-type="float" office:value="95.7" calcext:value-type="float">
            <text:p>95.7</text:p>
          </table:table-cell>
          <table:table-cell office:value-type="float" office:value="97.9" calcext:value-type="float">
            <text:p>97.9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2.03977229101" calcext:value-type="float">
            <text:p>1922.03977229101</text:p>
          </table:table-cell>
          <table:table-cell office:value-type="float" office:value="1.773397" calcext:value-type="float">
            <text:p>1.773397</text:p>
          </table:table-cell>
          <table:table-cell office:value-type="float" office:value="23.459171" calcext:value-type="float">
            <text:p>23.459171</text:p>
          </table:table-cell>
          <table:table-cell office:value-type="float" office:value="1.92203977229101" calcext:value-type="float">
            <text:p>1.92203977229101</text:p>
          </table:table-cell>
          <table:table-cell office:value-type="float" office:value="0.001773397" calcext:value-type="float">
            <text:p>0.001773397</text:p>
          </table:table-cell>
          <table:table-cell office:value-type="float" office:value="0.023459171" calcext:value-type="float">
            <text:p>0.02345917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000" calcext:value-type="float">
            <text:p>1000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898" calcext:value-type="float">
            <text:p>898</text:p>
          </table:table-cell>
          <table:table-cell office:value-type="float" office:value="968" calcext:value-type="float">
            <text:p>968</text:p>
          </table:table-cell>
          <table:table-cell office:value-type="float" office:value="983" calcext:value-type="float">
            <text:p>98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3.2" calcext:value-type="float">
            <text:p>3.2</text:p>
          </table:table-cell>
          <table:table-cell office:value-type="float" office:value="1.7" calcext:value-type="float">
            <text:p>1.7</text:p>
          </table:table-cell>
          <table:table-cell office:value-type="float" office:value="89.8" calcext:value-type="float">
            <text:p>89.8</text:p>
          </table:table-cell>
          <table:table-cell office:value-type="float" office:value="96.8" calcext:value-type="float">
            <text:p>96.8</text:p>
          </table:table-cell>
          <table:table-cell office:value-type="float" office:value="98.3" calcext:value-type="float">
            <text:p>98.3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3.20449022198" calcext:value-type="float">
            <text:p>1753.20449022198</text:p>
          </table:table-cell>
          <table:table-cell office:value-type="float" office:value="1.808397" calcext:value-type="float">
            <text:p>1.808397</text:p>
          </table:table-cell>
          <table:table-cell office:value-type="float" office:value="22.609416" calcext:value-type="float">
            <text:p>22.609416</text:p>
          </table:table-cell>
          <table:table-cell office:value-type="float" office:value="1.75320449022198" calcext:value-type="float">
            <text:p>1.75320449022198</text:p>
          </table:table-cell>
          <table:table-cell office:value-type="float" office:value="0.001808397" calcext:value-type="float">
            <text:p>0.001808397</text:p>
          </table:table-cell>
          <table:table-cell office:value-type="float" office:value="0.022609416" calcext:value-type="float">
            <text:p>0.0226094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932" calcext:value-type="float">
            <text:p>932</text:p>
          </table:table-cell>
          <table:table-cell office:value-type="float" office:value="977" calcext:value-type="float">
            <text:p>977</text:p>
          </table:table-cell>
          <table:table-cell office:value-type="float" office:value="991" calcext:value-type="float">
            <text:p>99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2.3" calcext:value-type="float">
            <text:p>2.3</text:p>
          </table:table-cell>
          <table:table-cell office:value-type="float" office:value="0.9" calcext:value-type="float">
            <text:p>0.9</text:p>
          </table:table-cell>
          <table:table-cell office:value-type="float" office:value="93.2" calcext:value-type="float">
            <text:p>93.2</text:p>
          </table:table-cell>
          <table:table-cell office:value-type="float" office:value="97.7" calcext:value-type="float">
            <text:p>97.7</text:p>
          </table:table-cell>
          <table:table-cell office:value-type="float" office:value="99.1" calcext:value-type="float">
            <text:p>99.1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5.68976885199" calcext:value-type="float">
            <text:p>2535.68976885199</text:p>
          </table:table-cell>
          <table:table-cell office:value-type="float" office:value="1.868258" calcext:value-type="float">
            <text:p>1.868258</text:p>
          </table:table-cell>
          <table:table-cell office:value-type="float" office:value="21.309303" calcext:value-type="float">
            <text:p>21.309303</text:p>
          </table:table-cell>
          <table:table-cell office:value-type="float" office:value="2.53568976885199" calcext:value-type="float">
            <text:p>2.53568976885199</text:p>
          </table:table-cell>
          <table:table-cell office:value-type="float" office:value="0.001868258" calcext:value-type="float">
            <text:p>0.001868258</text:p>
          </table:table-cell>
          <table:table-cell office:value-type="float" office:value="0.021309303" calcext:value-type="float">
            <text:p>0.02130930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, 50, 100]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00-00-00</text:date>, <text:time style:data-style-name="N2" text:time-value="11:52:15.857168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0:50:38.832489122</meta:creation-date>
    <dc:date>2020-04-04T21:01:17.657954907</dc:date>
    <meta:editing-duration>P4DT4H12M51S</meta:editing-duration>
    <meta:editing-cycles>8</meta:editing-cycles>
    <meta:generator>LibreOffice/6.0.7.3$Linux_X86_64 LibreOffice_project/00m0$Build-3</meta:generator>
    <meta:document-statistic meta:table-count="1" meta:cell-count="13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00" chart:interval-major="10" chart:interval-minor-divisor="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color="#a09600" draw:fill-color="#a096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color="#0d1f63" draw:fill-color="#0d1f6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color="#1b75bc" draw:fill-color="#1b75b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color="#62a73b" draw:fill-color="#62a73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color="#95231f" draw:fill-color="#95231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color="#ce181e" draw:fill-color="#ce181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064cm" svg:height="15.062cm" xlink:href=".." xlink:type="simple" chart:class="chart:line" chart:style-name="ch1">
        <chart:title svg:x="7.75cm" svg:y="0.437cm" chart:style-name="ch2">
          <text:p>Schedulability of Task Sets</text:p>
        </chart:title>
        <chart:subtitle svg:x="6.096cm" svg:y="1.517cm" chart:style-name="ch3">
          <text:p>CritLevel:2 MinorCycle:25 MajorCycle:100 Cores:4</text:p>
        </chart:subtitle>
        <chart:legend chart:legend-position="top" svg:x="5.406cm" svg:y="2.385cm" style:legend-expansion="wide" chart:style-name="ch4"/>
        <chart:plot-area chart:style-name="ch5" table:cell-range-address="Sheet1.A2:Sheet1.A22 Sheet1.L2:Sheet1.N22 Sheet1.L25:Sheet1.N45 Sheet1.AF2:Sheet1.AF22 Sheet1.AF25:Sheet1.AF45" chart:data-source-has-labels="both" svg:x="1.432cm" svg:y="3.782cm" svg:width="19.211cm" svg:height="9.998cm">
          <chartooo:coordinate-region svg:x="2.053cm" svg:y="3.981cm" svg:width="18.31cm" svg:height="9.152cm"/>
          <chart:axis chart:dimension="x" chart:name="primary-x" chart:style-name="ch6" chartooo:axis-type="auto">
            <chartooo:date-scale/>
            <chart:title svg:x="9.829cm" svg:y="14.081cm" chart:style-name="ch7">
              <text:p>Utilization Level</text:p>
            </chart:title>
            <chart:categories table:cell-range-address="Sheet1.A2:Sheet1.A22"/>
            <chart:grid chart:style-name="ch8" chart:class="major"/>
          </chart:axis>
          <chart:axis chart:dimension="y" chart:name="primary-y" chart:style-name="ch9">
            <chart:title svg:x="0.451cm" svg:y="10.148cm" chart:style-name="ch10">
              <text:p>Schedulability (%)</text:p>
            </chart:title>
            <chart:grid chart:style-name="ch8" chart:class="major"/>
          </chart:axis>
          <chart:series chart:style-name="ch11" chart:values-cell-range-address="Sheet1.L2:Sheet1.L22" loext:label-string="ilp_old" chart:class="chart:line">
            <chart:data-point chart:repeated="21"/>
          </chart:series>
          <chart:series chart:style-name="ch12" chart:values-cell-range-address="Sheet1.L25:Sheet1.L45" loext:label-string="ilp_new" chart:class="chart:line">
            <chart:data-point chart:repeated="21"/>
          </chart:series>
          <chart:series chart:style-name="ch13" chart:values-cell-range-address="Sheet1.M2:Sheet1.M22" loext:label-string="wf_old" chart:class="chart:line">
            <chart:data-point chart:repeated="21"/>
          </chart:series>
          <chart:series chart:style-name="ch14" chart:values-cell-range-address="Sheet1.M25:Sheet1.M45" loext:label-string="wf_new" chart:class="chart:line">
            <chart:data-point chart:repeated="21"/>
          </chart:series>
          <chart:series chart:style-name="ch15" chart:values-cell-range-address="Sheet1.N2:Sheet1.N22" loext:label-string="ffbb_old" chart:class="chart:line">
            <chart:data-point chart:repeated="21"/>
          </chart:series>
          <chart:series chart:style-name="ch16" chart:values-cell-range-address="Sheet1.N25:Sheet1.N45" loext:label-string="ffbb_new" chart:class="chart:line">
            <chart:data-point chart:repeated="21"/>
          </chart:series>
          <chart:series chart:style-name="ch17" chart:values-cell-range-address="Sheet1.AF2:Sheet1.AF22" loext:label-string="paper2_ilp" chart:class="chart:line">
            <chart:data-point chart:repeated="21"/>
          </chart:series>
          <chart:series chart:style-name="ch18" chart:values-cell-range-address="Sheet1.AF25:Sheet1.AF45" loext:label-string="paper2_wf" chart:class="chart:line">
            <chart:data-point chart:repeated="2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p_old</text:p>
              </table:table-cell>
              <table:table-cell office:value-type="string">
                <text:p>ilp_new</text:p>
              </table:table-cell>
              <table:table-cell office:value-type="string">
                <text:p>wf_old</text:p>
              </table:table-cell>
              <table:table-cell office:value-type="string">
                <text:p>wf_new</text:p>
              </table:table-cell>
              <table:table-cell office:value-type="string">
                <text:p>ffbb_old</text:p>
              </table:table-cell>
              <table:table-cell office:value-type="string">
                <text:p>ffbb_new</text:p>
              </table:table-cell>
              <table:table-cell office:value-type="string">
                <text:p>paper2_ilp</text:p>
              </table:table-cell>
              <table:table-cell office:value-type="string">
                <text:p>paper2_w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100">
                <text:p>100</text:p>
                <draw:g>
                  <svg:desc>Sheet1.L2:Sheet1.L22</svg:desc>
                </draw:g>
              </table:table-cell>
              <table:table-cell office:value-type="float" office:value="100">
                <text:p>100</text:p>
                <draw:g>
                  <svg:desc>Sheet1.L25:Sheet1.L45</svg:desc>
                </draw:g>
              </table:table-cell>
              <table:table-cell office:value-type="float" office:value="100">
                <text:p>100</text:p>
                <draw:g>
                  <svg:desc>Sheet1.M2:Sheet1.M22</svg:desc>
                </draw:g>
              </table:table-cell>
              <table:table-cell office:value-type="float" office:value="100">
                <text:p>100</text:p>
                <draw:g>
                  <svg:desc>Sheet1.M25:Sheet1.M45</svg:desc>
                </draw:g>
              </table:table-cell>
              <table:table-cell office:value-type="float" office:value="100">
                <text:p>100</text:p>
                <draw:g>
                  <svg:desc>Sheet1.N2:Sheet1.N22</svg:desc>
                </draw:g>
              </table:table-cell>
              <table:table-cell office:value-type="float" office:value="100">
                <text:p>100</text:p>
                <draw:g>
                  <svg:desc>Sheet1.N25:Sheet1.N45</svg:desc>
                </draw:g>
              </table:table-cell>
              <table:table-cell office:value-type="float" office:value="100">
                <text:p>100</text:p>
                <draw:g>
                  <svg:desc>Sheet1.AF2:Sheet1.AF22</svg:desc>
                </draw:g>
              </table:table-cell>
              <table:table-cell office:value-type="float" office:value="100">
                <text:p>100</text:p>
                <draw:g>
                  <svg:desc>Sheet1.AF25:Sheet1.AF45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85">
                <text:p>99.85</text:p>
              </table:table-cell>
              <table:table-cell office:value-type="float" office:value="100">
                <text:p>100</text:p>
              </table:table-cell>
              <table:table-cell office:value-type="float" office:value="99.98">
                <text:p>99.98</text:p>
              </table:table-cell>
              <table:table-cell office:value-type="float" office:value="99.95">
                <text:p>99.9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99.6">
                <text:p>99.6</text:p>
              </table:table-cell>
              <table:table-cell office:value-type="float" office:value="100">
                <text:p>100</text:p>
              </table:table-cell>
              <table:table-cell office:value-type="float" office:value="99.6">
                <text:p>99.6</text:p>
              </table:table-cell>
              <table:table-cell office:value-type="float" office:value="100">
                <text:p>100</text:p>
              </table:table-cell>
              <table:table-cell office:value-type="float" office:value="99.6">
                <text:p>99.6</text:p>
              </table:table-cell>
              <table:table-cell office:value-type="float" office:value="100">
                <text:p>100</text:p>
              </table:table-cell>
              <table:table-cell office:value-type="float" office:value="99.96">
                <text:p>99.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9.4">
                <text:p>99.4</text:p>
              </table:table-cell>
              <table:table-cell office:value-type="float" office:value="100">
                <text:p>100</text:p>
              </table:table-cell>
              <table:table-cell office:value-type="float" office:value="99.4">
                <text:p>99.4</text:p>
              </table:table-cell>
              <table:table-cell office:value-type="float" office:value="99.9">
                <text:p>99.9</text:p>
              </table:table-cell>
              <table:table-cell office:value-type="float" office:value="98.9">
                <text:p>98.9</text:p>
              </table:table-cell>
              <table:table-cell office:value-type="float" office:value="99.9">
                <text:p>99.9</text:p>
              </table:table-cell>
              <table:table-cell office:value-type="float" office:value="99.94">
                <text:p>99.9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95.4">
                <text:p>95.4</text:p>
              </table:table-cell>
              <table:table-cell office:value-type="float" office:value="99.9">
                <text:p>99.9</text:p>
              </table:table-cell>
              <table:table-cell office:value-type="float" office:value="95.1">
                <text:p>95.1</text:p>
              </table:table-cell>
              <table:table-cell office:value-type="float" office:value="99.9">
                <text:p>99.9</text:p>
              </table:table-cell>
              <table:table-cell office:value-type="float" office:value="91.4">
                <text:p>91.4</text:p>
              </table:table-cell>
              <table:table-cell office:value-type="float" office:value="97.9">
                <text:p>97.9</text:p>
              </table:table-cell>
              <table:table-cell office:value-type="float" office:value="99.92">
                <text:p>99.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8.5">
                <text:p>88.5</text:p>
              </table:table-cell>
              <table:table-cell office:value-type="float" office:value="99.6">
                <text:p>99.6</text:p>
              </table:table-cell>
              <table:table-cell office:value-type="float" office:value="87.6">
                <text:p>87.6</text:p>
              </table:table-cell>
              <table:table-cell office:value-type="float" office:value="99.1">
                <text:p>99.1</text:p>
              </table:table-cell>
              <table:table-cell office:value-type="float" office:value="77.1">
                <text:p>77.1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82.1">
                <text:p>82.1</text:p>
              </table:table-cell>
              <table:table-cell office:value-type="float" office:value="98.7">
                <text:p>98.7</text:p>
              </table:table-cell>
              <table:table-cell office:value-type="float" office:value="79.5">
                <text:p>79.5</text:p>
              </table:table-cell>
              <table:table-cell office:value-type="float" office:value="97.2">
                <text:p>97.2</text:p>
              </table:table-cell>
              <table:table-cell office:value-type="float" office:value="63.9">
                <text:p>63.9</text:p>
              </table:table-cell>
              <table:table-cell office:value-type="float" office:value="84.5">
                <text:p>84.5</text:p>
              </table:table-cell>
              <table:table-cell office:value-type="float" office:value="95">
                <text:p>9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72.4">
                <text:p>72.4</text:p>
              </table:table-cell>
              <table:table-cell office:value-type="float" office:value="96.7">
                <text:p>96.7</text:p>
              </table:table-cell>
              <table:table-cell office:value-type="float" office:value="63.1">
                <text:p>63.1</text:p>
              </table:table-cell>
              <table:table-cell office:value-type="float" office:value="92.4">
                <text:p>92.4</text:p>
              </table:table-cell>
              <table:table-cell office:value-type="float" office:value="44.6">
                <text:p>44.6</text:p>
              </table:table-cell>
              <table:table-cell office:value-type="float" office:value="73">
                <text:p>73</text:p>
              </table:table-cell>
              <table:table-cell office:value-type="float" office:value="89.5">
                <text:p>89.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59.8">
                <text:p>59.8</text:p>
              </table:table-cell>
              <table:table-cell office:value-type="float" office:value="92.4">
                <text:p>92.4</text:p>
              </table:table-cell>
              <table:table-cell office:value-type="float" office:value="45">
                <text:p>45</text:p>
              </table:table-cell>
              <table:table-cell office:value-type="float" office:value="81.6">
                <text:p>81.6</text:p>
              </table:table-cell>
              <table:table-cell office:value-type="float" office:value="29.1">
                <text:p>29.1</text:p>
              </table:table-cell>
              <table:table-cell office:value-type="float" office:value="60.7">
                <text:p>60.7</text:p>
              </table:table-cell>
              <table:table-cell office:value-type="float" office:value="82">
                <text:p>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53.5">
                <text:p>53.5</text:p>
              </table:table-cell>
              <table:table-cell office:value-type="float" office:value="86.2">
                <text:p>86.2</text:p>
              </table:table-cell>
              <table:table-cell office:value-type="float" office:value="35.1">
                <text:p>35.1</text:p>
              </table:table-cell>
              <table:table-cell office:value-type="float" office:value="69.7">
                <text:p>69.7</text:p>
              </table:table-cell>
              <table:table-cell office:value-type="float" office:value="19.9">
                <text:p>19.9</text:p>
              </table:table-cell>
              <table:table-cell office:value-type="float" office:value="48.1">
                <text:p>48.1</text:p>
              </table:table-cell>
              <table:table-cell office:value-type="float" office:value="74">
                <text:p>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0.2">
                <text:p>40.2</text:p>
              </table:table-cell>
              <table:table-cell office:value-type="float" office:value="79.5">
                <text:p>79.5</text:p>
              </table:table-cell>
              <table:table-cell office:value-type="float" office:value="23.6">
                <text:p>23.6</text:p>
              </table:table-cell>
              <table:table-cell office:value-type="float" office:value="55.5">
                <text:p>55.5</text:p>
              </table:table-cell>
              <table:table-cell office:value-type="float" office:value="13.7">
                <text:p>13.7</text:p>
              </table:table-cell>
              <table:table-cell office:value-type="float" office:value="37.1">
                <text:p>37.1</text:p>
              </table:table-cell>
              <table:table-cell office:value-type="float" office:value="64">
                <text:p>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30.1">
                <text:p>30.1</text:p>
              </table:table-cell>
              <table:table-cell office:value-type="float" office:value="74.2">
                <text:p>74.2</text:p>
              </table:table-cell>
              <table:table-cell office:value-type="float" office:value="15.9">
                <text:p>15.9</text:p>
              </table:table-cell>
              <table:table-cell office:value-type="float" office:value="47.3">
                <text:p>47.3</text:p>
              </table:table-cell>
              <table:table-cell office:value-type="float" office:value="8.4">
                <text:p>8.4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9.1">
                <text:p>19.1</text:p>
              </table:table-cell>
              <table:table-cell office:value-type="float" office:value="66.1">
                <text:p>66.1</text:p>
              </table:table-cell>
              <table:table-cell office:value-type="float" office:value="8.5">
                <text:p>8.5</text:p>
              </table:table-cell>
              <table:table-cell office:value-type="float" office:value="36.6">
                <text:p>36.6</text:p>
              </table:table-cell>
              <table:table-cell office:value-type="float" office:value="2.7">
                <text:p>2.7</text:p>
              </table:table-cell>
              <table:table-cell office:value-type="float" office:value="25.8">
                <text:p>25.8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2.7">
                <text:p>12.7</text:p>
              </table:table-cell>
              <table:table-cell office:value-type="float" office:value="53.3">
                <text:p>53.3</text:p>
              </table:table-cell>
              <table:table-cell office:value-type="float" office:value="5.4">
                <text:p>5.4</text:p>
              </table:table-cell>
              <table:table-cell office:value-type="float" office:value="26.9">
                <text:p>26.9</text:p>
              </table:table-cell>
              <table:table-cell office:value-type="float" office:value="1.1">
                <text:p>1.1</text:p>
              </table:table-cell>
              <table:table-cell office:value-type="float" office:value="18.5">
                <text:p>18.5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7.3">
                <text:p>7.3</text:p>
              </table:table-cell>
              <table:table-cell office:value-type="float" office:value="44">
                <text:p>44</text:p>
              </table:table-cell>
              <table:table-cell office:value-type="float" office:value="3.3">
                <text:p>3.3</text:p>
              </table:table-cell>
              <table:table-cell office:value-type="float" office:value="19.5">
                <text:p>19.5</text:p>
              </table:table-cell>
              <table:table-cell office:value-type="float" office:value="0.6">
                <text:p>0.6</text:p>
              </table:table-cell>
              <table:table-cell office:value-type="float" office:value="15.4">
                <text:p>15.4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5.8">
                <text:p>35.8</text:p>
              </table:table-cell>
              <table:table-cell office:value-type="float" office:value="1.7">
                <text:p>1.7</text:p>
              </table:table-cell>
              <table:table-cell office:value-type="float" office:value="14.7">
                <text:p>14.7</text:p>
              </table:table-cell>
              <table:table-cell office:value-type="float" office:value="0.4">
                <text:p>0.4</text:p>
              </table:table-cell>
              <table:table-cell office:value-type="float" office:value="10.9">
                <text:p>10.9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.3">
                <text:p>2.3</text:p>
              </table:table-cell>
              <table:table-cell office:value-type="float" office:value="29.6">
                <text:p>29.6</text:p>
              </table:table-cell>
              <table:table-cell office:value-type="float" office:value="1.1">
                <text:p>1.1</text:p>
              </table:table-cell>
              <table:table-cell office:value-type="float" office:value="10.9">
                <text:p>10.9</text:p>
              </table:table-cell>
              <table:table-cell office:value-type="float" office:value="0">
                <text:p>0</text:p>
              </table:table-cell>
              <table:table-cell office:value-type="float" office:value="8.3">
                <text:p>8.3</text:p>
              </table:table-cell>
              <table:table-cell office:value-type="float" office:value="4">
                <text:p>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4">
                <text:p>0.4</text:p>
              </table:table-cell>
              <table:table-cell office:value-type="float" office:value="20.2">
                <text:p>20.2</text:p>
              </table:table-cell>
              <table:table-cell office:value-type="float" office:value="0.2">
                <text:p>0.2</text:p>
              </table:table-cell>
              <table:table-cell office:value-type="float" office:value="8.3">
                <text:p>8.3</text:p>
              </table:table-cell>
              <table:table-cell office:value-type="float" office:value="0.1">
                <text:p>0.1</text:p>
              </table:table-cell>
              <table:table-cell office:value-type="float" office:value="6.3">
                <text:p>6.3</text:p>
              </table:table-cell>
              <table:table-cell office:value-type="float" office:value="1.5">
                <text:p>1.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2">
                <text:p>0.2</text:p>
              </table:table-cell>
              <table:table-cell office:value-type="float" office:value="11.6">
                <text:p>11.6</text:p>
              </table:table-cell>
              <table:table-cell office:value-type="float" office:value="0.1">
                <text:p>0.1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2.1">
                <text:p>2.1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00" chart:interval-major="10" chart:interval-minor-divisor="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a09600" draw:fill-color="#a096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761cm" svg:height="14.422cm" xlink:href=".." xlink:type="simple" chart:class="chart:line" chart:style-name="ch1">
        <chart:title svg:x="7.598cm" svg:y="0.424cm" chart:style-name="ch2">
          <text:p>Schedulability of Task Sets</text:p>
        </chart:title>
        <chart:subtitle svg:x="5.944cm" svg:y="1.491cm" chart:style-name="ch3">
          <text:p>CritLevel:2 MinorCycle:25 MajorCycle:100 Cores:4</text:p>
        </chart:subtitle>
        <chart:legend chart:legend-position="top" svg:x="4.529cm" svg:y="2.359cm" style:legend-expansion="wide" chart:style-name="ch4"/>
        <chart:plot-area chart:style-name="ch5" table:cell-range-address="Sheet1.A2:Sheet1.A22 Sheet1.L2:Sheet1.N22 Sheet1.AF2:Sheet1.AF22 Sheet1.AF25:Sheet1.AF45" chart:data-source-has-labels="both" svg:x="1.426cm" svg:y="3.245cm" svg:width="18.92cm" svg:height="9.908cm">
          <chartooo:coordinate-region svg:x="2.047cm" svg:y="3.444cm" svg:width="18.019cm" svg:height="9.062cm"/>
          <chart:axis chart:dimension="x" chart:name="primary-x" chart:style-name="ch6" chartooo:axis-type="auto">
            <chartooo:date-scale/>
            <chart:title svg:x="9.678cm" svg:y="13.441cm" chart:style-name="ch7">
              <text:p>Utilization Level</text:p>
            </chart:title>
            <chart:categories table:cell-range-address="Sheet1.A2:Sheet1.A22"/>
            <chart:grid chart:style-name="ch8" chart:class="major"/>
          </chart:axis>
          <chart:axis chart:dimension="y" chart:name="primary-y" chart:style-name="ch9">
            <chart:title svg:x="0.451cm" svg:y="9.566cm" chart:style-name="ch10">
              <text:p>Schedulability (%)</text:p>
            </chart:title>
            <chart:grid chart:style-name="ch8" chart:class="major"/>
          </chart:axis>
          <chart:series chart:style-name="ch11" chart:values-cell-range-address="Sheet1.L2:Sheet1.L22" loext:label-string="&quot;ILP&quot;" chart:class="chart:line">
            <chart:data-point chart:repeated="21"/>
          </chart:series>
          <chart:series chart:style-name="ch12" chart:values-cell-range-address="Sheet1.M2:Sheet1.M22" loext:label-string="&quot;WF&quot;" chart:class="chart:line">
            <chart:data-point chart:repeated="21"/>
          </chart:series>
          <chart:series chart:style-name="ch13" chart:values-cell-range-address="Sheet1.N2:Sheet1.N22" loext:label-string="&quot;FFBB&quot;" chart:class="chart:line">
            <chart:data-point chart:repeated="21"/>
          </chart:series>
          <chart:series chart:style-name="ch14" chart:values-cell-range-address="Sheet1.AF2:Sheet1.AF22" loext:label-string="&quot;ILP - Paper 2&quot;" chart:class="chart:line">
            <chart:data-point chart:repeated="21"/>
          </chart:series>
          <chart:series chart:style-name="ch15" chart:values-cell-range-address="Sheet1.AF25:Sheet1.AF45" loext:label-string="&quot;WF - Paper 2&quot;" chart:class="chart:line">
            <chart:data-point chart:repeated="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P</text:p>
              </table:table-cell>
              <table:table-cell office:value-type="string">
                <text:p>WF</text:p>
              </table:table-cell>
              <table:table-cell office:value-type="string">
                <text:p>FFBB</text:p>
              </table:table-cell>
              <table:table-cell office:value-type="string">
                <text:p>ILP - Paper 2</text:p>
              </table:table-cell>
              <table:table-cell office:value-type="string">
                <text:p>WF - Paper 2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100">
                <text:p>100</text:p>
                <draw:g>
                  <svg:desc>Sheet1.L2:Sheet1.L22</svg:desc>
                </draw:g>
              </table:table-cell>
              <table:table-cell office:value-type="float" office:value="100">
                <text:p>100</text:p>
                <draw:g>
                  <svg:desc>Sheet1.M2:Sheet1.M22</svg:desc>
                </draw:g>
              </table:table-cell>
              <table:table-cell office:value-type="float" office:value="100">
                <text:p>100</text:p>
                <draw:g>
                  <svg:desc>Sheet1.N2:Sheet1.N22</svg:desc>
                </draw:g>
              </table:table-cell>
              <table:table-cell office:value-type="float" office:value="100">
                <text:p>100</text:p>
                <draw:g>
                  <svg:desc>Sheet1.AF2:Sheet1.AF22</svg:desc>
                </draw:g>
              </table:table-cell>
              <table:table-cell office:value-type="float" office:value="100">
                <text:p>100</text:p>
                <draw:g>
                  <svg:desc>Sheet1.AF25:Sheet1.AF45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85">
                <text:p>99.85</text:p>
              </table:table-cell>
              <table:table-cell office:value-type="float" office:value="99.98">
                <text:p>99.98</text:p>
              </table:table-cell>
              <table:table-cell office:value-type="float" office:value="99.95">
                <text:p>99.9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99.6">
                <text:p>99.6</text:p>
              </table:table-cell>
              <table:table-cell office:value-type="float" office:value="99.6">
                <text:p>99.6</text:p>
              </table:table-cell>
              <table:table-cell office:value-type="float" office:value="99.6">
                <text:p>99.6</text:p>
              </table:table-cell>
              <table:table-cell office:value-type="float" office:value="99.96">
                <text:p>99.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9.4">
                <text:p>99.4</text:p>
              </table:table-cell>
              <table:table-cell office:value-type="float" office:value="99.4">
                <text:p>99.4</text:p>
              </table:table-cell>
              <table:table-cell office:value-type="float" office:value="98.9">
                <text:p>98.9</text:p>
              </table:table-cell>
              <table:table-cell office:value-type="float" office:value="99.94">
                <text:p>99.9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95.4">
                <text:p>95.4</text:p>
              </table:table-cell>
              <table:table-cell office:value-type="float" office:value="95.1">
                <text:p>95.1</text:p>
              </table:table-cell>
              <table:table-cell office:value-type="float" office:value="91.4">
                <text:p>91.4</text:p>
              </table:table-cell>
              <table:table-cell office:value-type="float" office:value="99.92">
                <text:p>99.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8.5">
                <text:p>88.5</text:p>
              </table:table-cell>
              <table:table-cell office:value-type="float" office:value="87.6">
                <text:p>87.6</text:p>
              </table:table-cell>
              <table:table-cell office:value-type="float" office:value="77.1">
                <text:p>77.1</text:p>
              </table:table-cell>
              <table:table-cell office:value-type="float" office:value="99">
                <text:p>9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82.1">
                <text:p>82.1</text:p>
              </table:table-cell>
              <table:table-cell office:value-type="float" office:value="79.5">
                <text:p>79.5</text:p>
              </table:table-cell>
              <table:table-cell office:value-type="float" office:value="63.9">
                <text:p>63.9</text:p>
              </table:table-cell>
              <table:table-cell office:value-type="float" office:value="95">
                <text:p>9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72.4">
                <text:p>72.4</text:p>
              </table:table-cell>
              <table:table-cell office:value-type="float" office:value="63.1">
                <text:p>63.1</text:p>
              </table:table-cell>
              <table:table-cell office:value-type="float" office:value="44.6">
                <text:p>44.6</text:p>
              </table:table-cell>
              <table:table-cell office:value-type="float" office:value="89.5">
                <text:p>89.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59.8">
                <text:p>59.8</text:p>
              </table:table-cell>
              <table:table-cell office:value-type="float" office:value="45">
                <text:p>45</text:p>
              </table:table-cell>
              <table:table-cell office:value-type="float" office:value="29.1">
                <text:p>29.1</text:p>
              </table:table-cell>
              <table:table-cell office:value-type="float" office:value="82">
                <text:p>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53.5">
                <text:p>53.5</text:p>
              </table:table-cell>
              <table:table-cell office:value-type="float" office:value="35.1">
                <text:p>35.1</text:p>
              </table:table-cell>
              <table:table-cell office:value-type="float" office:value="19.9">
                <text:p>19.9</text:p>
              </table:table-cell>
              <table:table-cell office:value-type="float" office:value="74">
                <text:p>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0.2">
                <text:p>40.2</text:p>
              </table:table-cell>
              <table:table-cell office:value-type="float" office:value="23.6">
                <text:p>23.6</text:p>
              </table:table-cell>
              <table:table-cell office:value-type="float" office:value="13.7">
                <text:p>13.7</text:p>
              </table:table-cell>
              <table:table-cell office:value-type="float" office:value="64">
                <text:p>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30.1">
                <text:p>30.1</text:p>
              </table:table-cell>
              <table:table-cell office:value-type="float" office:value="15.9">
                <text:p>15.9</text:p>
              </table:table-cell>
              <table:table-cell office:value-type="float" office:value="8.4">
                <text:p>8.4</text:p>
              </table:table-cell>
              <table:table-cell office:value-type="float" office:value="51">
                <text:p>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9.1">
                <text:p>19.1</text:p>
              </table:table-cell>
              <table:table-cell office:value-type="float" office:value="8.5">
                <text:p>8.5</text:p>
              </table:table-cell>
              <table:table-cell office:value-type="float" office:value="2.7">
                <text:p>2.7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2.7">
                <text:p>12.7</text:p>
              </table:table-cell>
              <table:table-cell office:value-type="float" office:value="5.4">
                <text:p>5.4</text:p>
              </table:table-cell>
              <table:table-cell office:value-type="float" office:value="1.1">
                <text:p>1.1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7.3">
                <text:p>7.3</text:p>
              </table:table-cell>
              <table:table-cell office:value-type="float" office:value="3.3">
                <text:p>3.3</text:p>
              </table:table-cell>
              <table:table-cell office:value-type="float" office:value="0.6">
                <text:p>0.6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7">
                <text:p>1.7</text:p>
              </table:table-cell>
              <table:table-cell office:value-type="float" office:value="0.4">
                <text:p>0.4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.3">
                <text:p>2.3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